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family-generic="roman"/>
    <style:font-face style:name="Monospace2"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7201in" fo:margin-left="0.2465in" table:align="left"/>
    </style:style>
    <style:style style:name="Table1.A" style:family="table-column">
      <style:table-column-properties style:column-width="1.3354in"/>
    </style:style>
    <style:style style:name="Table1.B" style:family="table-column">
      <style:table-column-properties style:column-width="4.3847in"/>
    </style:style>
    <style:style style:name="Table1.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1.B1" style:family="table-cell">
      <style:table-cell-properties style:vertical-align="middle" style:border-line-width="0.0049in 0.0049in 0.0049in" fo:padding="0.0194in" fo:border="1.05pt double #808080"/>
    </style:style>
    <style:style style:name="Table1.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1.B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2" style:family="table">
      <style:table-properties style:width="1.7694in" fo:margin-left="0.2465in" table:align="left"/>
    </style:style>
    <style:style style:name="Table2.A" style:family="table-column">
      <style:table-column-properties style:column-width="1.7694in"/>
    </style:style>
    <style:style style:name="Table2.A1" style:family="table-cell">
      <style:table-cell-properties style:vertical-align="middle" style:border-line-width="0.0049in 0.0049in 0.0049in" fo:padding="0.0194in" fo:border="1.05pt double #808080"/>
    </style:style>
    <style:style style:name="Table2.A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P1" style:family="paragraph" style:parent-style-name="Table_20_Contents">
      <style:paragraph-properties fo:text-align="justify" style:justify-single-word="false"/>
      <style:text-properties officeooo:paragraph-rsid="0059cf7e"/>
    </style:style>
    <style:style style:name="P2" style:family="paragraph" style:parent-style-name="Table_20_Contents">
      <style:paragraph-properties fo:text-align="justify" style:justify-single-word="false"/>
      <style:text-properties officeooo:paragraph-rsid="00196f09"/>
    </style:style>
    <style:style style:name="P3" style:family="paragraph" style:parent-style-name="Table_20_Contents">
      <style:paragraph-properties fo:text-align="start" style:justify-single-word="false"/>
      <style:text-properties officeooo:paragraph-rsid="001b6579"/>
    </style:style>
    <style:style style:name="P4" style:family="paragraph" style:parent-style-name="Table_20_Contents">
      <style:paragraph-properties fo:text-align="justify" style:justify-single-word="false">
        <style:tab-stops/>
      </style:paragraph-properties>
      <style:text-properties fo:color="#000000" style:font-name="Monospace" fo:font-size="11pt" fo:font-weight="normal" style:font-size-asian="11pt" style:font-weight-asian="normal" style:font-size-complex="11pt" style:font-weight-complex="normal"/>
    </style:style>
    <style:style style:name="P5" style:family="paragraph" style:parent-style-name="Table_20_Contents">
      <style:paragraph-properties fo:text-align="justify" style:justify-single-word="false">
        <style:tab-stops/>
      </style:paragraph-properties>
      <style:text-properties fo:color="#000000" style:font-name="Monospace" fo:font-size="11pt" fo:font-weight="normal" officeooo:paragraph-rsid="0067591e" style:font-size-asian="11pt" style:font-weight-asian="normal" style:font-size-complex="11pt" style:font-weight-complex="normal"/>
    </style:style>
    <style:style style:name="P6" style:family="paragraph" style:parent-style-name="Table_20_Contents">
      <style:paragraph-properties fo:text-align="justify" style:justify-single-word="false">
        <style:tab-stops/>
      </style:paragraph-properties>
      <style:text-properties style:font-name="Liberation Serif" fo:font-size="8pt" officeooo:paragraph-rsid="0067591e" style:font-size-asian="8pt" style:font-size-complex="8pt"/>
    </style:style>
    <style:style style:name="P7" style:family="paragraph" style:parent-style-name="Text_20_body">
      <style:paragraph-properties fo:margin-left="0.6008in" fo:margin-right="0in" fo:text-align="justify" style:justify-single-word="false" fo:text-indent="0.1874in" style:auto-text-indent="false"/>
      <style:text-properties officeooo:paragraph-rsid="001b6579"/>
    </style:style>
    <style:style style:name="P8" style:family="paragraph" style:parent-style-name="Text_20_body">
      <style:text-properties officeooo:paragraph-rsid="001b6579"/>
    </style:style>
    <style:style style:name="P9" style:family="paragraph" style:parent-style-name="Table_20_Contents">
      <style:paragraph-properties fo:text-align="start" style:justify-single-word="false" fo:keep-with-next="always"/>
      <style:text-properties officeooo:paragraph-rsid="001b6579"/>
    </style:style>
    <style:style style:name="P10" style:family="paragraph" style:parent-style-name="Text_20_body">
      <style:paragraph-properties fo:margin-left="0.1965in" fo:margin-right="0in" fo:margin-top="0in" fo:margin-bottom="0.0835in" loext:contextual-spacing="false" fo:text-align="justify" style:justify-single-word="false" fo:text-indent="0.1965in" style:auto-text-indent="false"/>
      <style:text-properties fo:font-size="11pt" fo:font-weight="normal" officeooo:rsid="00196f09" officeooo:paragraph-rsid="001b6579" style:font-size-asian="9.60000038146973pt" style:font-weight-asian="normal" style:font-size-complex="11pt" style:font-weight-complex="normal"/>
    </style:style>
    <style:style style:name="P11" style:family="paragraph" style:parent-style-name="Text_20_body">
      <style:paragraph-properties fo:margin-left="0.1965in" fo:margin-right="0in" fo:margin-top="0in" fo:margin-bottom="0.0835in" loext:contextual-spacing="false" fo:text-align="justify" style:justify-single-word="false" fo:text-indent="0.1965in" style:auto-text-indent="false"/>
      <style:text-properties fo:font-size="11pt" fo:font-weight="normal" officeooo:paragraph-rsid="001d0dca" style:font-size-asian="11pt" style:font-weight-asian="normal" style:font-size-complex="11pt" style:font-weight-complex="normal"/>
    </style:style>
    <style:style style:name="P12" style:family="paragraph" style:parent-style-name="Text_20_body" style:master-page-name="">
      <style:paragraph-properties fo:margin-left="0.1965in" fo:margin-right="0in" fo:margin-top="0in" fo:margin-bottom="0.0835in" loext:contextual-spacing="false" fo:text-indent="0in" style:auto-text-indent="false" style:page-number="auto" fo:keep-with-next="always"/>
      <style:text-properties officeooo:paragraph-rsid="001b6579"/>
    </style:style>
    <style:style style:name="P13" style:family="paragraph" style:parent-style-name="Text_20_body" style:master-page-name="">
      <style:paragraph-properties fo:margin-left="0.1965in" fo:margin-right="0in" fo:margin-top="0in" fo:margin-bottom="0.0835in" loext:contextual-spacing="false" fo:text-indent="0in" style:auto-text-indent="false" style:page-number="auto" fo:keep-with-next="always"/>
      <style:text-properties fo:font-weight="bold" officeooo:paragraph-rsid="001b6579" style:font-weight-asian="bold" style:font-weight-complex="bold"/>
    </style:style>
    <style:style style:name="P14" style:family="paragraph" style:parent-style-name="Bekezdés2">
      <style:paragraph-properties fo:text-align="justify" style:justify-single-word="false"/>
      <style:text-properties officeooo:paragraph-rsid="0067b7da"/>
    </style:style>
    <style:style style:name="P15" style:family="paragraph" style:parent-style-name="Bekezdés2">
      <style:text-properties fo:color="#646464" style:font-name="Liberation Serif" fo:font-size="12pt" fo:font-weight="normal" officeooo:rsid="0067591e" officeooo:paragraph-rsid="0067591e" style:font-size-asian="10.5pt" style:font-weight-asian="normal" style:font-size-complex="12pt" style:font-weight-complex="normal"/>
    </style:style>
    <style:style style:name="P16" style:family="paragraph" style:parent-style-name="Bekezdés2">
      <style:text-properties fo:color="#000000" fo:font-size="10pt" fo:font-weight="normal" officeooo:rsid="00221bc6" style:font-size-asian="10pt" style:font-weight-asian="normal" style:font-size-complex="12pt" style:font-weight-complex="normal"/>
    </style:style>
    <style:style style:name="P17" style:family="paragraph" style:parent-style-name="Bekezdés2">
      <style:text-properties fo:color="#000000" style:font-name="Liberation Serif" fo:font-size="12pt" fo:font-weight="normal" officeooo:rsid="00221bc6" style:font-size-asian="12pt" style:font-weight-asian="normal" style:font-size-complex="12pt" style:font-weight-complex="normal"/>
    </style:style>
    <style:style style:name="P18" style:family="paragraph" style:parent-style-name="Bekezdés2">
      <style:text-properties fo:color="#000000" style:font-name="Liberation Serif" fo:font-size="12pt" fo:font-weight="normal" officeooo:rsid="00221bc6" officeooo:paragraph-rsid="0067b7da" style:font-size-asian="12pt" style:font-weight-asian="normal" style:font-size-complex="12pt" style:font-weight-complex="normal"/>
    </style:style>
    <style:style style:name="P19" style:family="paragraph" style:parent-style-name="Bekezdés2">
      <style:paragraph-properties fo:text-align="justify" style:justify-single-word="false"/>
      <style:text-properties fo:color="#000000" fo:font-style="italic" officeooo:rsid="0034d6f7" officeooo:paragraph-rsid="0067b7da" style:font-style-asian="italic"/>
    </style:style>
    <style:style style:name="P20" style:family="paragraph" style:parent-style-name="Text_20_body">
      <style:paragraph-properties fo:margin-left="0.2362in" fo:margin-right="0in" fo:margin-top="0in" fo:margin-bottom="0.0835in" loext:contextual-spacing="false" fo:text-align="justify" style:justify-single-word="false" fo:text-indent="0.1965in" style:auto-text-indent="false"/>
      <style:text-properties fo:font-size="11pt" fo:font-weight="normal" officeooo:paragraph-rsid="00620fa3" style:font-size-asian="11pt" style:font-weight-asian="normal" style:font-size-complex="11pt" style:font-weight-complex="normal"/>
    </style:style>
    <style:style style:name="P21" style:family="paragraph" style:parent-style-name="Standard">
      <style:text-properties officeooo:paragraph-rsid="00620fa3"/>
    </style:style>
    <style:style style:name="P22" style:family="paragraph" style:parent-style-name="Standard">
      <style:text-properties fo:color="#646464" style:font-name="Monospace1" fo:font-size="10pt" fo:font-weight="normal" officeooo:rsid="00221bc6" officeooo:paragraph-rsid="0067591e" style:font-size-asian="10pt" style:font-weight-asian="normal" style:font-size-complex="12pt" style:font-weight-complex="normal"/>
    </style:style>
    <style:style style:name="P23" style:family="paragraph" style:parent-style-name="Standard">
      <style:text-properties fo:color="#646464" style:font-name="Monospace1" fo:font-size="10pt" fo:font-weight="normal" officeooo:rsid="00221bc6" officeooo:paragraph-rsid="0068d715" style:font-size-asian="10pt" style:font-weight-asian="normal" style:font-size-complex="12pt" style:font-weight-complex="normal"/>
    </style:style>
    <style:style style:name="P24" style:family="paragraph" style:parent-style-name="Standard">
      <style:text-properties fo:color="#646464" style:font-name="Monospace1" fo:font-size="10pt" fo:font-weight="normal" officeooo:rsid="00221bc6" officeooo:paragraph-rsid="00699cda" style:font-size-asian="10pt" style:font-weight-asian="normal" style:font-size-complex="12pt" style:font-weight-complex="normal"/>
    </style:style>
    <style:style style:name="P25" style:family="paragraph" style:parent-style-name="Standard">
      <style:text-properties fo:color="#646464" style:font-name="Liberation Serif" fo:font-size="8pt" fo:font-weight="normal" officeooo:rsid="00221bc6" officeooo:paragraph-rsid="0067b7da" style:font-size-asian="8pt" style:font-weight-asian="normal" style:font-size-complex="8pt" style:font-weight-complex="normal"/>
    </style:style>
    <style:style style:name="P26" style:family="paragraph" style:parent-style-name="Standard">
      <style:text-properties fo:color="#7f0055" style:font-name="Liberation Serif" fo:font-size="8pt" fo:font-style="italic" fo:font-weight="bold" officeooo:rsid="0034d6f7" officeooo:paragraph-rsid="0068d715" fo:background-color="#e8f2fe" style:font-size-asian="8pt" style:font-style-asian="italic" style:font-weight-asian="bold" style:font-size-complex="8pt"/>
    </style:style>
    <style:style style:name="P27" style:family="paragraph" style:parent-style-name="Standard">
      <style:paragraph-properties fo:margin-left="0.5028in" fo:margin-right="0in" fo:text-align="start" style:justify-single-word="false" fo:text-indent="0in" style:auto-text-indent="false"/>
      <style:text-properties fo:color="#0000c0" style:font-name="Monospace" fo:font-size="10pt" officeooo:rsid="00620fa3" officeooo:paragraph-rsid="00620fa3" style:font-size-asian="10pt"/>
    </style:style>
    <style:style style:name="P28" style:family="paragraph" style:parent-style-name="Bekezdés1">
      <style:text-properties officeooo:paragraph-rsid="0063ff30"/>
    </style:style>
    <style:style style:name="P29" style:family="paragraph" style:parent-style-name="Bekezdés1">
      <style:text-properties fo:font-size="11pt" fo:font-weight="normal" officeooo:paragraph-rsid="0063ff30" style:font-size-asian="11pt" style:font-weight-asian="normal" style:font-size-complex="11pt" style:font-weight-complex="normal"/>
    </style:style>
    <style:style style:name="P30" style:family="paragraph" style:parent-style-name="Sample2">
      <style:text-properties style:font-name="Liberation Serif" fo:font-size="8pt" style:font-size-asian="8pt" style:font-size-complex="8pt"/>
    </style:style>
    <style:style style:name="P31" style:family="paragraph" style:parent-style-name="Sample2">
      <style:paragraph-properties>
        <style:tab-stops>
          <style:tab-stop style:position="2.502in"/>
        </style:tab-stops>
      </style:paragraph-properties>
      <style:text-properties style:font-name="Liberation Serif" fo:font-size="8pt" style:font-size-asian="8pt" style:font-size-complex="8pt"/>
    </style:style>
    <style:style style:name="P32" style:family="paragraph" style:parent-style-name="Sample2">
      <style:paragraph-properties>
        <style:tab-stops>
          <style:tab-stop style:position="2.502in"/>
        </style:tab-stops>
      </style:paragraph-properties>
      <style:text-properties style:font-name="Liberation Serif" fo:font-size="8pt" officeooo:paragraph-rsid="0067591e" style:font-size-asian="8pt" style:font-size-complex="8pt"/>
    </style:style>
    <style:style style:name="P33" style:family="paragraph" style:parent-style-name="Sample2">
      <style:text-properties style:font-name="Liberation Serif" fo:font-size="8pt" officeooo:paragraph-rsid="0067591e" style:font-size-asian="8pt" style:font-size-complex="8pt"/>
    </style:style>
    <style:style style:name="P34" style:family="paragraph" style:parent-style-name="Sample2">
      <style:text-properties style:font-name="Liberation Serif" fo:font-size="8pt" officeooo:paragraph-rsid="0068d715" style:font-size-asian="8pt" style:font-size-complex="8pt"/>
    </style:style>
    <style:style style:name="P35" style:family="paragraph" style:parent-style-name="Sample2">
      <style:text-properties fo:font-size="8pt" style:font-size-asian="8pt" style:font-size-complex="8pt"/>
    </style:style>
    <style:style style:name="P36" style:family="paragraph" style:parent-style-name="Sample2">
      <style:text-properties fo:background-color="transparent"/>
    </style:style>
    <style:style style:name="P37" style:family="paragraph" style:parent-style-name="Sample2">
      <style:text-properties fo:color="#0000c0"/>
    </style:style>
    <style:style style:name="P38" style:family="paragraph" style:parent-style-name="Sample2">
      <style:text-properties fo:color="#646464" fo:font-weight="normal" officeooo:rsid="00221bc6" style:font-weight-asian="normal" style:font-weight-complex="normal"/>
    </style:style>
    <style:style style:name="P39" style:family="paragraph" style:parent-style-name="Sample2">
      <style:text-properties fo:color="#646464" style:font-name="Liberation Serif" fo:font-size="8pt" fo:font-weight="bold" style:font-size-asian="8pt" style:font-weight-asian="bold" style:font-size-complex="8pt" style:font-weight-complex="bold"/>
    </style:style>
    <style:style style:name="P40" style:family="paragraph" style:parent-style-name="Sample2">
      <style:paragraph-properties>
        <style:tab-stops>
          <style:tab-stop style:position="2.502in"/>
        </style:tab-stops>
      </style:paragraph-properties>
      <style:text-properties fo:color="#646464" style:font-name="Liberation Serif" fo:font-size="8pt" fo:font-weight="bold" officeooo:rsid="0067591e" officeooo:paragraph-rsid="0067591e" style:font-size-asian="8pt" style:font-weight-asian="bold" style:font-size-complex="8pt" style:font-weight-complex="bold"/>
    </style:style>
    <style:style style:name="P41" style:family="paragraph" style:parent-style-name="Sample2">
      <style:text-properties fo:color="#646464" style:font-name="Liberation Serif" fo:font-size="8pt" fo:font-weight="normal" officeooo:rsid="00221bc6" style:font-size-asian="8pt" style:font-weight-asian="normal" style:font-size-complex="8pt" style:font-weight-complex="normal"/>
    </style:style>
    <style:style style:name="P42" style:family="paragraph" style:parent-style-name="Sample2">
      <style:text-properties fo:color="#646464" style:font-name="Liberation Serif" fo:font-size="8pt" fo:font-weight="normal" officeooo:rsid="00221bc6" officeooo:paragraph-rsid="0067591e" style:font-size-asian="8pt" style:font-weight-asian="normal" style:font-size-complex="8pt" style:font-weight-complex="normal"/>
    </style:style>
    <style:style style:name="P43" style:family="paragraph" style:parent-style-name="Sample2">
      <style:text-properties fo:color="#646464" fo:font-size="8pt" fo:font-style="italic" style:font-size-asian="8pt" style:font-style-asian="italic" style:font-size-complex="8pt"/>
    </style:style>
    <style:style style:name="P44" style:family="paragraph" style:parent-style-name="Sample2">
      <style:text-properties fo:color="#000000"/>
    </style:style>
    <style:style style:name="P45" style:family="paragraph" style:parent-style-name="Sample2">
      <style:text-properties fo:color="#000000" style:font-name="Liberation Serif" fo:font-size="8pt" fo:font-style="italic" fo:font-weight="normal" officeooo:rsid="00221bc6" style:font-size-asian="8pt" style:font-style-asian="italic" style:font-weight-asian="normal" style:font-size-complex="8pt" style:font-weight-complex="normal"/>
    </style:style>
    <style:style style:name="P46" style:family="paragraph" style:parent-style-name="Sample2">
      <style:text-properties fo:color="#000000" style:font-name="Liberation Serif" fo:font-size="8pt" style:font-size-asian="8pt" style:font-size-complex="8pt"/>
    </style:style>
    <style:style style:name="P47" style:family="paragraph" style:parent-style-name="Sample2">
      <style:text-properties fo:color="#000000" style:font-name="Liberation Serif" fo:font-size="8pt" officeooo:paragraph-rsid="0067591e" style:font-size-asian="8pt" style:font-size-complex="8pt"/>
    </style:style>
    <style:style style:name="P48" style:family="paragraph" style:parent-style-name="Sample2">
      <style:text-properties fo:color="#000000" fo:font-style="italic" style:font-style-asian="italic"/>
    </style:style>
    <style:style style:name="P49" style:family="paragraph" style:parent-style-name="Sample2">
      <style:text-properties fo:color="#000000" fo:font-size="8pt" fo:font-style="italic" officeooo:rsid="0034d6f7" style:font-size-asian="8pt" style:font-style-asian="italic" style:font-size-complex="8pt"/>
    </style:style>
    <style:style style:name="P50" style:family="paragraph" style:parent-style-name="Sample2">
      <style:text-properties fo:color="#7f0055" style:font-name="Monospace" fo:font-size="10pt" fo:font-style="italic" fo:font-weight="bold" fo:background-color="#e8f2fe" style:font-size-asian="10pt" style:font-style-asian="italic" style:font-weight-asian="bold"/>
    </style:style>
    <style:style style:name="P51" style:family="paragraph" style:parent-style-name="Standard">
      <style:paragraph-properties fo:margin-left="0.5118in" fo:margin-right="0in" fo:text-align="justify" style:justify-single-word="false" fo:text-indent="0in" style:auto-text-indent="false"/>
      <style:text-properties fo:color="#646464" style:font-name="Monospace" fo:font-size="10pt" fo:font-style="italic" fo:font-weight="normal" officeooo:rsid="00221bc6" officeooo:paragraph-rsid="0067591e" style:font-size-asian="10pt" style:font-style-asian="italic" style:font-weight-asian="normal" style:font-size-complex="12pt" style:font-weight-complex="normal"/>
    </style:style>
    <style:style style:name="P52" style:family="paragraph" style:parent-style-name="Standard">
      <loext:graphic-properties draw:fill="solid" draw:fill-color="#e6e6ff" draw:fill-image-width="0in" draw:fill-image-height="0in"/>
      <style:paragraph-properties fo:margin-left="0.5in" fo:margin-right="0in" fo:text-indent="0in" style:auto-text-indent="false" fo:background-color="#e6e6ff">
        <style:background-image/>
      </style:paragraph-properties>
      <style:text-properties style:font-name="Liberation Serif" fo:font-size="8pt" officeooo:paragraph-rsid="00699cda" style:font-size-asian="8pt" style:font-size-complex="8pt"/>
    </style:style>
    <style:style style:name="P53" style:family="paragraph" style:parent-style-name="Szamozas1">
      <style:text-properties officeooo:paragraph-rsid="0066627f"/>
    </style:style>
    <style:style style:name="P54" style:family="paragraph" style:parent-style-name="Bekezdés2">
      <style:paragraph-properties fo:text-align="justify" style:justify-single-word="false"/>
      <style:text-properties officeooo:paragraph-rsid="0069fbfd"/>
    </style:style>
    <style:style style:name="P55" style:family="paragraph" style:parent-style-name="Table_20_Contents" style:master-page-name="Standard">
      <style:paragraph-properties fo:text-align="center" style:justify-single-word="false" style:page-number="auto"/>
      <style:text-properties fo:font-size="20pt" fo:font-weight="bold" officeooo:rsid="0059cf7e" officeooo:paragraph-rsid="0059cf7e" style:font-size-asian="20pt" style:font-weight-asian="bold" style:font-size-complex="20pt" style:font-weight-complex="bold"/>
    </style:style>
    <style:style style:name="P56" style:family="paragraph" style:parent-style-name="Sample2">
      <style:text-properties fo:color="#000000" style:font-name="Liberation Serif" fo:font-size="8pt" fo:font-style="italic" officeooo:rsid="003191a0" officeooo:paragraph-rsid="00699cda" style:font-size-asian="8pt" style:font-style-asian="italic" style:font-size-complex="8pt"/>
    </style:style>
    <style:style style:name="P57" style:family="paragraph" style:parent-style-name="Sample2">
      <loext:graphic-properties draw:fill-color="#e6e6ff"/>
      <style:text-properties fo:color="#000000" style:font-name="Liberation Serif" fo:font-size="8pt" fo:font-weight="bold" officeooo:rsid="00221bc6" officeooo:paragraph-rsid="00699cda" style:font-size-asian="8pt" style:font-weight-asian="bold" style:font-size-complex="8pt" style:font-weight-complex="normal"/>
    </style:style>
    <style:style style:name="P58" style:family="paragraph" style:parent-style-name="Szamozas2" style:list-style-name="Sajat_20_szamozas">
      <style:text-properties officeooo:rsid="00620fa3"/>
    </style:style>
    <style:style style:name="P59" style:family="paragraph" style:parent-style-name="Szamozas2">
      <style:text-properties officeooo:rsid="0066627f" officeooo:paragraph-rsid="0066627f"/>
    </style:style>
    <style:style style:name="P60" style:family="paragraph" style:parent-style-name="Szamozas2">
      <style:text-properties officeooo:rsid="0067591e"/>
    </style:style>
    <style:style style:name="P61" style:family="paragraph" style:parent-style-name="Szamozas2">
      <style:text-properties officeooo:rsid="0067591e" officeooo:paragraph-rsid="0067591e"/>
    </style:style>
    <style:style style:name="P62" style:family="paragraph" style:parent-style-name="Szamozas2" style:list-style-name="">
      <style:text-properties officeooo:rsid="0067591e" officeooo:paragraph-rsid="0067591e"/>
    </style:style>
    <style:style style:name="P63" style:family="paragraph" style:parent-style-name="Szamozas2" style:list-style-name="Sajat_20_szamozas">
      <style:text-properties officeooo:rsid="0067591e" officeooo:paragraph-rsid="0067591e"/>
    </style:style>
    <style:style style:name="P64" style:family="paragraph" style:parent-style-name="Szamozas2" style:list-style-name="Sajat_20_szamozas">
      <style:text-properties officeooo:rsid="002fba08" officeooo:paragraph-rsid="0067591e"/>
    </style:style>
    <style:style style:name="P65" style:family="paragraph" style:parent-style-name="Szamozas2" style:list-style-name="Sajat_20_szamozas">
      <style:text-properties officeooo:rsid="0031a3f9" officeooo:paragraph-rsid="0067591e"/>
    </style:style>
    <style:style style:name="P66" style:family="paragraph" style:parent-style-name="Szamozas2" style:list-style-name="Sajat_20_szamozas">
      <style:text-properties officeooo:rsid="002e718a" officeooo:paragraph-rsid="0067b7da"/>
    </style:style>
    <style:style style:name="P67" style:family="paragraph" style:parent-style-name="Szamozas2" style:list-style-name="Sajat_20_szamozas">
      <style:text-properties officeooo:rsid="0068d715" officeooo:paragraph-rsid="0068d715"/>
    </style:style>
    <style:style style:name="P68" style:family="paragraph" style:parent-style-name="Szamozas2" style:list-style-name="Sajat_20_szamozas">
      <style:text-properties officeooo:rsid="00699cda" officeooo:paragraph-rsid="00699cda"/>
    </style:style>
    <style:style style:name="P69" style:family="paragraph" style:parent-style-name="Standard">
      <loext:graphic-properties draw:fill="solid" draw:fill-color="#e6e6ff" draw:fill-image-width="0in" draw:fill-image-height="0in"/>
      <style:paragraph-properties fo:margin-left="0.5in" fo:margin-right="0in" fo:text-align="start" style:justify-single-word="false" fo:text-indent="0in" style:auto-text-indent="false" fo:background-color="#e6e6ff">
        <style:background-image/>
      </style:paragraph-properties>
      <style:text-properties style:font-name="Liberation Serif" fo:font-size="8pt" officeooo:paragraph-rsid="0069fbfd" style:font-size-asian="8pt" style:font-size-complex="8pt"/>
    </style:style>
    <style:style style:name="T1" style:family="text">
      <style:text-properties fo:color="#000000"/>
    </style:style>
    <style:style style:name="T2" style:family="text">
      <style:text-properties fo:color="#000000" style:font-name="Liberation Serif" fo:font-size="11pt" fo:font-weight="normal" style:font-name-asian="Monospace2" style:font-size-asian="11pt" style:font-weight-asian="normal" style:font-name-complex="Monospace2" style:font-size-complex="11pt" style:font-weight-complex="normal"/>
    </style:style>
    <style:style style:name="T3" style:family="text">
      <style:text-properties fo:color="#000000" style:font-name="Liberation Serif" fo:font-weight="normal" style:font-name-asian="Monospace2" style:font-weight-asian="normal" style:font-name-complex="Monospace2" style:font-weight-complex="normal"/>
    </style:style>
    <style:style style:name="T4" style:family="text">
      <style:text-properties fo:color="#000000" style:font-name="Liberation Serif" fo:font-size="10pt" style:font-size-asian="10pt"/>
    </style:style>
    <style:style style:name="T5" style:family="text">
      <style:text-properties fo:color="#000000" style:font-name-asian="Monospace2" style:font-name-complex="Monospace2"/>
    </style:style>
    <style:style style:name="T6" style:family="text">
      <style:text-properties fo:color="#000000" officeooo:rsid="0059cf7e" style:font-name-asian="Monospace2" style:font-name-complex="Monospace2"/>
    </style:style>
    <style:style style:name="T7" style:family="text">
      <style:text-properties fo:color="#000000" officeooo:rsid="005f5347" style:font-name-asian="Monospace2" style:font-name-complex="Monospace2"/>
    </style:style>
    <style:style style:name="T8" style:family="text">
      <style:text-properties fo:color="#000000" officeooo:rsid="00609e2e" style:font-name-asian="Monospace2" style:font-name-complex="Monospace2"/>
    </style:style>
    <style:style style:name="T9" style:family="text">
      <style:text-properties fo:color="#000000" fo:font-size="10pt" fo:background-color="#d4d4d4" loext:char-shading-value="0" style:font-size-asian="10pt"/>
    </style:style>
    <style:style style:name="T10" style:family="text">
      <style:text-properties fo:color="#000000" fo:font-size="10pt" fo:background-color="#e8f2fe" loext:char-shading-value="0" style:font-size-asian="10pt"/>
    </style:style>
    <style:style style:name="T11" style:family="text">
      <style:text-properties fo:color="#000000" style:font-name="Monospace1" fo:font-size="10pt" style:font-size-asian="10pt"/>
    </style:style>
    <style:style style:name="T12" style:family="text">
      <style:text-properties fo:color="#000000" style:font-name="Monospace1" fo:font-size="10pt" fo:font-style="italic" fo:font-weight="normal" officeooo:rsid="00221bc6" style:font-size-asian="10pt" style:font-style-asian="italic" style:font-weight-asian="normal" style:font-size-complex="12pt" style:font-weight-complex="normal"/>
    </style:style>
    <style:style style:name="T13" style:family="text">
      <style:text-properties fo:color="#000000" style:font-name="Monospace1" fo:font-size="10pt" fo:font-style="italic" fo:font-weight="normal" officeooo:rsid="0034d6f7" style:font-size-asian="10pt" style:font-style-asian="italic" style:font-weight-asian="normal" style:font-size-complex="12pt" style:font-weight-complex="normal"/>
    </style:style>
    <style:style style:name="T14" style:family="text">
      <style:text-properties fo:color="#000000" style:font-name="Monospace1" fo:font-size="10pt" fo:font-style="italic" fo:font-weight="normal" officeooo:rsid="0069fbfd" style:font-size-asian="10pt" style:font-style-asian="italic" style:font-weight-asian="normal" style:font-size-complex="12pt" style:font-weight-complex="normal"/>
    </style:style>
    <style:style style:name="T15" style:family="text">
      <style:text-properties fo:color="#000000" style:font-name="Monospace1" fo:font-size="10pt" fo:font-style="italic" fo:font-weight="bold" officeooo:rsid="00221bc6" style:font-size-asian="10pt" style:font-style-asian="italic" style:font-weight-asian="bold" style:font-size-complex="12pt" style:font-weight-complex="bold"/>
    </style:style>
    <style:style style:name="T16" style:family="text">
      <style:text-properties fo:color="#000000" style:font-name="Monospace1" fo:font-size="10pt" fo:font-style="italic" fo:font-weight="bold" officeooo:rsid="0069fbfd" style:font-size-asian="10pt" style:font-style-asian="italic" style:font-weight-asian="bold" style:font-size-complex="12pt" style:font-weight-complex="bold"/>
    </style:style>
    <style:style style:name="T17" style:family="text">
      <style:text-properties fo:color="#000000" style:font-name="Monospace1" fo:font-size="10pt" fo:background-color="#d4d4d4" loext:char-shading-value="0" style:font-size-asian="10pt"/>
    </style:style>
    <style:style style:name="T18" style:family="text">
      <style:text-properties fo:color="#000000" style:font-name="Monospace1" fo:font-size="10pt" fo:background-color="#e8f2fe" loext:char-shading-value="0" style:font-size-asian="10pt"/>
    </style:style>
    <style:style style:name="T19" style:family="text">
      <style:text-properties fo:color="#000000" fo:font-weight="bold" style:font-weight-asian="bold"/>
    </style:style>
    <style:style style:name="T20" style:family="text">
      <style:text-properties fo:color="#000000" fo:font-weight="bold" style:font-weight-asian="bold" style:font-weight-complex="bold"/>
    </style:style>
    <style:style style:name="T21" style:family="text">
      <style:text-properties fo:color="#000000" fo:font-weight="normal" officeooo:rsid="00221bc6" style:font-weight-asian="normal" style:font-weight-complex="normal"/>
    </style:style>
    <style:style style:name="T22" style:family="text">
      <style:text-properties fo:color="#000000" fo:font-style="italic" fo:font-weight="normal" officeooo:rsid="00221bc6" style:font-style-asian="italic" style:font-weight-asian="normal" style:font-weight-complex="normal"/>
    </style:style>
    <style:style style:name="T23" style:family="text">
      <style:text-properties fo:color="#000000" fo:font-style="italic" style:font-style-asian="italic"/>
    </style:style>
    <style:style style:name="T24" style:family="text">
      <style:text-properties fo:color="#000000" fo:font-style="italic" officeooo:rsid="00304218" style:font-style-asian="italic"/>
    </style:style>
    <style:style style:name="T25" style:family="text">
      <style:text-properties fo:color="#000000" fo:font-style="italic" officeooo:rsid="003415c2" style:font-style-asian="italic"/>
    </style:style>
    <style:style style:name="T26" style:family="text">
      <style:text-properties fo:color="#000000" fo:font-style="italic" officeooo:rsid="0034d6f7" style:font-style-asian="italic"/>
    </style:style>
    <style:style style:name="T27" style:family="text">
      <style:text-properties fo:color="#000000" fo:font-style="italic" officeooo:rsid="003191a0" style:font-style-asian="italic"/>
    </style:style>
    <style:style style:name="T28" style:family="text">
      <style:text-properties fo:color="#000000" fo:font-style="italic" fo:font-weight="bold" style:font-style-asian="italic" style:font-weight-asian="bold" style:font-weight-complex="bold"/>
    </style:style>
    <style:style style:name="T29" style:family="text">
      <style:text-properties fo:color="#000000" fo:background-color="#e8f2fe" loext:char-shading-value="0"/>
    </style:style>
    <style:style style:name="T30" style:family="text">
      <style:text-properties fo:color="#000000" fo:background-color="#e8f2fe" loext:char-shading-value="0"/>
    </style:style>
    <style:style style:name="T31" style:family="text">
      <style:text-properties fo:color="#000000" officeooo:rsid="0068d715"/>
    </style:style>
    <style:style style:name="T32" style:family="text">
      <style:text-properties fo:color="#000000" fo:background-color="#d4d4d4" loext:char-shading-value="0"/>
    </style:style>
    <style:style style:name="T33" style:family="text">
      <style:text-properties fo:color="#000000" style:font-name="Liberation Serif"/>
    </style:style>
    <style:style style:name="T34" style:family="text">
      <style:text-properties fo:color="#000000" style:font-name="Liberation Serif" fo:background-color="#d4d4d4" loext:char-shading-value="0"/>
    </style:style>
    <style:style style:name="T35" style:family="text">
      <style:text-properties fo:color="#000000" style:font-name="Liberation Serif" fo:background-color="#e8f2fe" loext:char-shading-value="0"/>
    </style:style>
    <style:style style:name="T36" style:family="text">
      <style:text-properties fo:color="#000000" style:font-name="Liberation Serif"/>
    </style:style>
    <style:style style:name="T37" style:family="text">
      <style:text-properties fo:color="#000000" style:font-name="Liberation Serif" fo:background-color="#e6e6ff" loext:char-shading-value="0"/>
    </style:style>
    <style:style style:name="T38" style:family="text">
      <style:text-properties fo:font-weight="bold" style:font-weight-asian="bold" style:font-weight-complex="bold"/>
    </style:style>
    <style:style style:name="T39" style:family="text">
      <style:text-properties style:font-name="Liberation Serif" fo:font-weight="normal" style:font-weight-asian="normal" style:font-weight-complex="normal"/>
    </style:style>
    <style:style style:name="T40" style:family="text">
      <style:text-properties fo:font-size="11pt" fo:font-weight="normal" style:font-size-asian="11pt" style:font-weight-asian="normal" style:font-size-complex="11pt" style:font-weight-complex="normal"/>
    </style:style>
    <style:style style:name="T41" style:family="text">
      <style:text-properties fo:font-size="11pt" fo:font-weight="bold" style:font-size-asian="11pt" style:font-weight-asian="bold" style:font-size-complex="11pt" style:font-weight-complex="bold"/>
    </style:style>
    <style:style style:name="T42" style:family="text">
      <style:text-properties fo:color="#7f0055" fo:font-weight="bold" style:font-name-asian="Monospace2" style:font-weight-asian="bold" style:font-name-complex="Monospace2" style:font-weight-complex="bold"/>
    </style:style>
    <style:style style:name="T43" style:family="text">
      <style:text-properties fo:color="#7f0055" fo:font-weight="bold" style:font-weight-asian="bold"/>
    </style:style>
    <style:style style:name="T44" style:family="text">
      <style:text-properties fo:color="#7f0055" fo:font-weight="bold" style:font-weight-asian="bold" style:font-weight-complex="bold"/>
    </style:style>
    <style:style style:name="T45" style:family="text">
      <style:text-properties fo:color="#7f0055" fo:font-weight="bold" fo:background-color="#e8f2fe" loext:char-shading-value="0" style:font-weight-asian="bold"/>
    </style:style>
    <style:style style:name="T46" style:family="text">
      <style:text-properties fo:color="#7f0055" style:font-name="Liberation Serif" fo:font-weight="bold" style:font-name-asian="Monospace2" style:font-weight-asian="bold" style:font-name-complex="Monospace2" style:font-weight-complex="bold"/>
    </style:style>
    <style:style style:name="T47" style:family="text">
      <style:text-properties fo:color="#7f0055" fo:font-style="italic" fo:font-weight="bold" officeooo:rsid="003191a0" style:font-style-asian="italic" style:font-weight-asian="bold"/>
    </style:style>
    <style:style style:name="T48" style:family="text">
      <style:text-properties fo:color="#2a00ff"/>
    </style:style>
    <style:style style:name="T49" style:family="text">
      <style:text-properties fo:color="#2a00ff" style:font-name-asian="Monospace2" style:font-name-complex="Monospace2"/>
    </style:style>
    <style:style style:name="T50" style:family="text">
      <style:text-properties fo:color="#2a00ff" officeooo:rsid="0059cf7e" style:font-name-asian="Monospace2" style:font-name-complex="Monospace2"/>
    </style:style>
    <style:style style:name="T51" style:family="text">
      <style:text-properties fo:color="#2a00ff" officeooo:rsid="005f5347" style:font-name-asian="Monospace2" style:font-name-complex="Monospace2"/>
    </style:style>
    <style:style style:name="T52" style:family="text">
      <style:text-properties fo:color="#2a00ff" officeooo:rsid="00609e2e" style:font-name-asian="Monospace2" style:font-name-complex="Monospace2"/>
    </style:style>
    <style:style style:name="T53" style:family="text">
      <style:text-properties fo:color="#2a00ff" fo:font-size="10pt" fo:background-color="#e8f2fe" loext:char-shading-value="0" style:font-size-asian="10pt"/>
    </style:style>
    <style:style style:name="T54" style:family="text">
      <style:text-properties fo:color="#2a00ff" style:font-name="Monospace1" fo:font-size="10pt" fo:background-color="#e8f2fe" loext:char-shading-value="0" style:font-size-asian="10pt"/>
    </style:style>
    <style:style style:name="T55" style:family="text">
      <style:text-properties fo:color="#2a00ff" fo:font-weight="bold" style:font-weight-asian="bold" style:font-weight-complex="bold"/>
    </style:style>
    <style:style style:name="T56" style:family="text">
      <style:text-properties fo:color="#2a00ff" officeooo:rsid="0034d6f7"/>
    </style:style>
    <style:style style:name="T57" style:family="text">
      <style:text-properties fo:color="#2a00ff" fo:background-color="#e8f2fe" loext:char-shading-value="0"/>
    </style:style>
    <style:style style:name="T58" style:family="text">
      <style:text-properties fo:color="#2a00ff" style:font-name="Liberation Serif" fo:background-color="#e8f2fe" loext:char-shading-value="0"/>
    </style:style>
    <style:style style:name="T59" style:family="text">
      <style:text-properties fo:color="#2a00ff" style:font-name="Liberation Serif"/>
    </style:style>
    <style:style style:name="T60" style:family="text">
      <style:text-properties fo:color="#2a00ff" style:font-name="Liberation Serif" fo:font-weight="bold" style:font-weight-asian="bold" style:font-weight-complex="bold"/>
    </style:style>
    <style:style style:name="T61" style:family="text">
      <style:text-properties fo:color="#2a00ff" style:font-name="Liberation Serif" fo:font-weight="bold" fo:background-color="#e6e6ff" loext:char-shading-value="0" style:font-weight-asian="bold" style:font-weight-complex="bold"/>
    </style:style>
    <style:style style:name="T62" style:family="text">
      <style:text-properties fo:color="#2a00ff" style:font-name="Liberation Serif" fo:background-color="#e6e6ff" loext:char-shading-value="0"/>
    </style:style>
    <style:style style:name="T63" style:family="text">
      <style:text-properties fo:color="#0000c0"/>
    </style:style>
    <style:style style:name="T64" style:family="text">
      <style:text-properties fo:color="#0000c0" style:font-name="Liberation Serif" fo:font-weight="normal" style:font-name-asian="Monospace2" style:font-weight-asian="normal" style:font-name-complex="Monospace2" style:font-weight-complex="normal"/>
    </style:style>
    <style:style style:name="T65" style:family="text">
      <style:text-properties fo:color="#0000c0" style:font-name="Liberation Serif" fo:font-size="10pt" fo:font-style="italic" style:font-size-asian="10pt" style:font-style-asian="italic"/>
    </style:style>
    <style:style style:name="T66" style:family="text">
      <style:text-properties fo:color="#0000c0" style:font-name-asian="Monospace2" style:font-name-complex="Monospace2"/>
    </style:style>
    <style:style style:name="T67" style:family="text">
      <style:text-properties fo:color="#0000c0" fo:font-size="10pt" fo:font-style="italic" fo:background-color="#e8f2fe" loext:char-shading-value="0" style:font-size-asian="10pt" style:font-style-asian="italic"/>
    </style:style>
    <style:style style:name="T68" style:family="text">
      <style:text-properties fo:color="#0000c0" style:font-name="Monospace1" fo:font-size="10pt" fo:font-style="italic" fo:background-color="#e8f2fe" loext:char-shading-value="0" style:font-size-asian="10pt" style:font-style-asian="italic"/>
    </style:style>
    <style:style style:name="T69" style:family="text">
      <style:text-properties fo:color="#0000c0" fo:font-style="italic" fo:font-weight="bold" style:font-style-asian="italic" style:font-weight-asian="bold"/>
    </style:style>
    <style:style style:name="T70" style:family="text">
      <style:text-properties fo:color="#0000c0" fo:font-style="italic" fo:font-weight="bold" style:font-style-asian="italic" style:font-weight-asian="bold" style:font-weight-complex="bold"/>
    </style:style>
    <style:style style:name="T71" style:family="text">
      <style:text-properties fo:color="#0000c0" fo:font-style="italic" fo:font-weight="normal" officeooo:rsid="00221bc6" style:font-style-asian="italic" style:font-weight-asian="normal" style:font-weight-complex="normal"/>
    </style:style>
    <style:style style:name="T72" style:family="text">
      <style:text-properties fo:color="#0000c0" fo:font-style="italic" style:font-style-asian="italic"/>
    </style:style>
    <style:style style:name="T73" style:family="text">
      <style:text-properties fo:color="#0000c0" fo:font-style="italic" fo:background-color="#e8f2fe" loext:char-shading-value="0" style:font-style-asian="italic"/>
    </style:style>
    <style:style style:name="T74" style:family="text">
      <style:text-properties fo:color="#0000c0" fo:background-color="#e8f2fe" loext:char-shading-value="0"/>
    </style:style>
    <style:style style:name="T75" style:family="text">
      <style:text-properties fo:color="#0000c0" style:font-name="Liberation Serif" fo:font-style="italic" fo:background-color="#e8f2fe" loext:char-shading-value="0" style:font-style-asian="italic"/>
    </style:style>
    <style:style style:name="T76" style:family="text">
      <style:text-properties fo:color="#0000c0" style:font-name="Liberation Serif" fo:font-style="italic" style:font-style-asian="italic"/>
    </style:style>
    <style:style style:name="T77" style:family="text">
      <style:text-properties fo:color="#0000c0" style:font-name="Liberation Serif" fo:font-style="italic" fo:background-color="#e6e6ff" loext:char-shading-value="0" style:font-style-asian="italic"/>
    </style:style>
    <style:style style:name="T78" style:family="text">
      <style:text-properties fo:color="#646464"/>
    </style:style>
    <style:style style:name="T79" style:family="text">
      <style:text-properties fo:color="#646464" style:font-name-asian="Monospace2" style:font-name-complex="Monospace2"/>
    </style:style>
    <style:style style:name="T80" style:family="text">
      <style:text-properties fo:color="#646464" fo:font-weight="normal" officeooo:rsid="00221bc6" style:font-weight-asian="normal" style:font-weight-complex="normal"/>
    </style:style>
    <style:style style:name="T81" style:family="text">
      <style:text-properties fo:color="#646464" fo:font-weight="bold" style:font-weight-asian="bold" style:font-weight-complex="bold"/>
    </style:style>
    <style:style style:name="T82" style:family="text">
      <style:text-properties fo:color="#646464" fo:font-style="italic" style:font-style-asian="italic"/>
    </style:style>
    <style:style style:name="T83" style:family="text">
      <style:text-properties fo:color="#3f7f5f" style:font-name="Liberation Serif" fo:font-weight="normal" style:font-name-asian="Monospace2" style:font-weight-asian="normal" style:font-name-complex="Monospace2" style:font-weight-complex="normal"/>
    </style:style>
    <style:style style:name="T84" style:family="text">
      <style:text-properties fo:color="#3f7f5f" style:font-name-asian="Monospace2" style:font-name-complex="Monospace2"/>
    </style:style>
    <style:style style:name="T85" style:family="text">
      <style:text-properties fo:color="#3f7f5f" officeooo:rsid="0059cf7e" style:font-name-asian="Monospace2" style:font-name-complex="Monospace2"/>
    </style:style>
    <style:style style:name="T86" style:family="text">
      <style:text-properties fo:color="#6a3e3e"/>
    </style:style>
    <style:style style:name="T87" style:family="text">
      <style:text-properties fo:color="#6a3e3e" style:font-name="Monospace1" fo:font-size="10pt" fo:background-color="#e8f2fe" loext:char-shading-value="0" style:font-size-asian="10pt"/>
    </style:style>
    <style:style style:name="T88" style:family="text">
      <style:text-properties fo:color="#6a3e3e" fo:font-size="10pt" fo:background-color="#e8f2fe" loext:char-shading-value="0" style:font-size-asian="10pt"/>
    </style:style>
    <style:style style:name="T89" style:family="text">
      <style:text-properties fo:color="#6a3e3e" fo:background-color="#e8f2fe" loext:char-shading-value="0"/>
    </style:style>
    <style:style style:name="T90" style:family="text">
      <style:text-properties fo:color="#6a3e3e" style:font-name="Liberation Serif" fo:background-color="#e8f2fe" loext:char-shading-value="0"/>
    </style:style>
    <style:style style:name="T91" style:family="text">
      <style:text-properties fo:color="#6a3e3e" style:font-name="Liberation Serif"/>
    </style:style>
    <style:style style:name="T92" style:family="text">
      <style:text-properties fo:color="#6a3e3e" style:font-name="Liberation Serif" fo:background-color="#e6e6ff" loext:char-shading-value="0"/>
    </style:style>
    <style:style style:name="T93" style:family="text">
      <style:text-properties officeooo:rsid="003191a0"/>
    </style:style>
    <style:style style:name="T94" style:family="text">
      <style:text-properties officeooo:rsid="006925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JPA</text:p>
      <text:p text:style-name="P1"/>
      <text:list xml:id="list3459854665455184081" text:style-name="Sajat_20_szamozas">
        <text:list-item>
          <text:h text:style-name="Szamozas1" text:outline-level="1">Áttekintő</text:h>
        </text:list-item>
      </text:list>
      <text:p text:style-name="Bekezdés1">Az a folyamatot mely a java objektumokat adatbázis táblákhoz és vissza map-peli, ORM-nek, vagyis "Object-relational mapping"-nek nevezzük</text:p>
      <text:p text:style-name="Bekezdés1">A Java Persistence API (JPA) az ORM egyik megközelítése. Tulajdonképpen egy specifikáció melynek sok implementációja elérhető. Legismertebbek ezek közül: Hibernate, EclipseLink, Apache OpenJPA. A referencia implementáció az <text:span text:style-name="T38">EclipseLink</text:span></text:p>
      <text:p text:style-name="Bekezdés1">A JPA-n keresztül lehet mappelni, tárolni, felülírni illetve visszanyerni adatokat egy relációs adatbázisból java objektumokba és fordítva</text:p>
      <text:p text:style-name="Bekezdés1">JPA használható JavaEE és Java-SE applikációkban.</text:p>
      <text:p text:style-name="Bekezdés1">A Java objektek és az adatbázis táblák közötti map-pelés metadata-kon keresztűl történik. A JPA tipikusan annotációkon keresztül definiálja a metadatokat. Alternativ megoldásként XML-ben és kombinálva is definiálhatóak. Az XML konfiguráció felülírja az annotációkat.</text:p>
      <text:p text:style-name="P10"/>
      <text:list xml:id="list230642641318792" text:continue-numbering="true" text:style-name="Sajat_20_szamozas">
        <text:list-item>
          <text:h text:style-name="Szamozas1" text:outline-level="1">Entity</text:h>
        </text:list-item>
      </text:list>
      <text:p text:style-name="Bekezdés1"><text:span text:style-name="T40">Az az osztály melyet perzisztálni szeretnénk egy adatbázisban a javax.persistence.</text:span><text:span text:style-name="T41">Entity</text:span><text:span text:style-name="T40">-vel kell annotálnunk. Az ilyen osztályokat Entity-nek nevezzük. A JPA egy táblát készít az Entity számára az adatbázisban. Egy példánya az osztálynak egy sornak felel meg a táblában.</text:span></text:p>
      <text:p text:style-name="Bekezdés1">Minden Entity osztálynak definiálnia kell egy primary key-t, szüksége van egy argumentum nélküli konstruktorra és/vagy nem lehet final. A kulcs lehet egy mező vagy mezők kombinációja.</text:p>
      <text:p text:style-name="Bekezdés1"><text:span text:style-name="T40">A JPA engedi az automatikusan generált primary key-t a </text:span><text:span text:style-name="T41">@GeneratedValue</text:span><text:span text:style-name="T40"> annotáció használatával</text:span></text:p>
      <text:p text:style-name="Bekezdés1"><text:span text:style-name="T40">Alapértelmezés szerint a tábla neve megfelel az osztály nevének. Ez azonban megváltoztatható a </text:span><text:span text:style-name="T41">@Table(name=”new_table_name”)</text:span><text:span text:style-name="T40"> annotációval.</text:span></text:p>
      <text:p text:style-name="P11"/>
      <text:list xml:id="list230642131891278" text:continue-numbering="true" text:style-name="Sajat_20_szamozas">
        <text:list-item>
          <text:h text:style-name="Szamozas1" text:outline-level="1">A mezők perzisztenciája</text:h>
        </text:list-item>
      </text:list>
      <text:p text:style-name="P28">Az Entity mezői az adatbázisban tárolódnak. A JPA tudja használni akár a mezőneveket akár gettereket/settereket hogy egy mezőhöz férjen, azonban a kettő nem keverhető. Ha settereket/gettereket kívánsz használni, akkor a java osztálynak követnie kell a Java Bean naming konvenciót. A JPA default működésként az Entity minden mezőjét perzisztálja. Ha egy mezőt nem kívánsz perzisztensé tenni, akkor azt a @Transient annotációval kell jelezni.</text:p>
      <text:p text:style-name="P28"><text:span text:style-name="T40">Alapértelmezés szerint minden mező a saját nevével van map-pelve az oszlophoz. Ez megváltoztatható a </text:span><text:span text:style-name="T41">@Column(name=”new_field_name”)</text:span><text:span text:style-name="T40"> annotációval.</text:span></text:p>
      <text:p text:style-name="P29"/>
      <text:p text:style-name="Sample1"/>
      <text:p text:style-name="Sample1">@Entity</text:p>
      <text:p text:style-name="Sample1"><text:span text:style-name="T79">@Table</text:span><text:span text:style-name="T5">(name=</text:span><text:span text:style-name="T49">"</text:span><text:span text:style-name="T50">test_table</text:span><text:span text:style-name="T49">"</text:span><text:span text:style-name="T5">)<text:tab/><text:tab/><text:tab/><text:tab/><text:tab/></text:span><text:span text:style-name="T84">//A tábla neve “hataroloszerkezet_tipus”</text:span></text:p>
      <text:p text:style-name="Sample1"><text:span text:style-name="T42">public</text:span><text:span text:style-name="T5"> </text:span><text:span text:style-name="T42">class</text:span><text:span text:style-name="T5"> E</text:span><text:span text:style-name="T6">TestTable</text:span><text:span text:style-name="T5"> </text:span><text:span text:style-name="T42">implements</text:span><text:span text:style-name="T5"> Serializable{<text:tab/><text:tab/><text:tab/></text:span><text:span text:style-name="T84">//Az objektum neve viszont “E</text:span><text:span text:style-name="T85">TestTable</text:span><text:span text:style-name="T84">”</text:span></text:p>
      <text:p text:style-name="Sample1"/>
      <text:p text:style-name="Sample1"><text:span text:style-name="T5"><text:tab/></text:span><text:span text:style-name="T79">@Column</text:span><text:span text:style-name="T5">(name=</text:span><text:span text:style-name="T66">”name”</text:span><text:span text:style-name="T5">)<text:tab/><text:tab/><text:tab/><text:tab/></text:span><text:span text:style-name="T84">//A táblában a mező neve “name”</text:span></text:p>
      <text:p text:style-name="Sample1"><text:span text:style-name="T3"><text:tab/></text:span><text:span text:style-name="T46">private</text:span><text:span text:style-name="T3"> String </text:span><text:span text:style-name="T64">nev</text:span><text:span text:style-name="T3">;</text:span><text:span text:style-name="T2"><text:tab/><text:tab/><text:tab/><text:tab/><text:tab/></text:span><text:span text:style-name="T83">//Az Objektumban a mező neve “nev”</text:span><text:span text:style-name="T39"> <text:s text:c="3"/></text:span></text:p>
      <text:p text:style-name="Sample1"/>
      <text:p text:style-name="P7"/>
      <text:p text:style-name="P7"/>
      <text:p text:style-name="P12"><text:soft-page-break/>Annotációk a mezőkre/getterek és setterek számára </text:p>
      <table:table table:name="Table1" table:style-name="Table1">
        <table:table-column table:style-name="Table1.A"/>
        <table:table-column table:style-name="Table1.B"/>
        <table:table-row>
          <table:table-cell table:style-name="Table1.A1" office:value-type="string">
            <text:p text:style-name="P9">@Id</text:p>
          </table:table-cell>
          <table:table-cell table:style-name="Table1.B1" office:value-type="string">
            <text:p text:style-name="P9">Identifies the unique ID of the database entry</text:p>
          </table:table-cell>
        </table:table-row>
        <table:table-row>
          <table:table-cell table:style-name="Table1.A2" office:value-type="string">
            <text:p text:style-name="P9">@GeneratedValue</text:p>
          </table:table-cell>
          <table:table-cell table:style-name="Table1.B2" office:value-type="string">
            <text:p text:style-name="P3">Together with ID defines that this value is generated automatically. </text:p>
          </table:table-cell>
        </table:table-row>
        <table:table-row>
          <table:table-cell table:style-name="Table1.A2" office:value-type="string">
            <text:p text:style-name="P3">@Transient</text:p>
          </table:table-cell>
          <table:table-cell table:style-name="Table1.B2" office:value-type="string">
            <text:p text:style-name="P3">Field will not be saved in database</text:p>
          </table:table-cell>
        </table:table-row>
      </table:table>
      <text:p text:style-name="P8"/>
      <text:list xml:id="list230642003336487" text:continue-numbering="true" text:style-name="Sajat_20_szamozas">
        <text:list-item>
          <text:h text:style-name="Szamozas1" text:outline-level="1">Adatkapcsolat map-pelése</text:h>
        </text:list-item>
      </text:list>
      <text:p text:style-name="P28">A JPA lehetővé teszi, hogy kapcsolatokat definiáljunk az osztályok között, például megadható, hogy egy osztály része egy másik osztálynak (containment). Az osztályok közötti kapcsolat lehet “One to one”, “One to many”, “Many to one” és “Many to many”.</text:p>
      <text:p text:style-name="P28"><text:span text:style-name="T40">A kapcsolat lehet “bidirectional” vagy “unidirectional”. Például egy </text:span><text:span text:style-name="T41">bidirectional</text:span><text:span text:style-name="T40"> kapcsolatban, mind a két osztály tartalmaz referenciát a másikról, míg az </text:span><text:span text:style-name="T41">unidirectional</text:span><text:span text:style-name="T40"> kapcsolatban csak az egyik osztály tartalmaz referenciát a másikról. Egy bidirectional kapcsolatban definiálni kell a birtokló oldalt a másik osztályban a “mappedBy” attributummal. Például </text:span><text:span text:style-name="T41">@ManyToMany(mappedBy=”attribute_of_the_owning_class”)</text:span></text:p>
      <text:p text:style-name="P13">Adatkapcsolati annotációk</text:p>
      <table:table table:name="Table2" table:style-name="Table2">
        <table:table-column table:style-name="Table2.A"/>
        <table:table-row>
          <table:table-cell table:style-name="Table2.A1" office:value-type="string">
            <text:p text:style-name="P3">@OneToOne</text:p>
          </table:table-cell>
        </table:table-row>
        <table:table-row>
          <table:table-cell table:style-name="Table2.A2" office:value-type="string">
            <text:p text:style-name="P3">@OneToMany</text:p>
          </table:table-cell>
        </table:table-row>
        <table:table-row>
          <table:table-cell table:style-name="Table2.A2" office:value-type="string">
            <text:p text:style-name="P3">@ManyToOne</text:p>
          </table:table-cell>
        </table:table-row>
        <table:table-row>
          <table:table-cell table:style-name="Table2.A2" office:value-type="string">
            <text:p text:style-name="P3">@ManyToMany</text:p>
          </table:table-cell>
        </table:table-row>
      </table:table>
      <text:p text:style-name="P8"/>
      <text:p text:style-name="Sample1"/>
      <text:p text:style-name="Sample1">@Entity</text:p>
      <text:p text:style-name="Sample1"><text:span text:style-name="T79">@Table</text:span><text:span text:style-name="T5">(name=</text:span><text:span text:style-name="T49">"</text:span><text:span text:style-name="T52">s</text:span><text:span text:style-name="T51">tudent</text:span><text:span text:style-name="T49">"</text:span><text:span text:style-name="T5">)<text:tab/><text:tab/><text:tab/><text:tab/><text:tab/></text:span></text:p>
      <text:p text:style-name="Sample1"><text:span text:style-name="T42">public</text:span><text:span text:style-name="T5"> </text:span><text:span text:style-name="T42">class</text:span><text:span text:style-name="T5"> </text:span><text:span text:style-name="T7">Student</text:span><text:span text:style-name="T5"> </text:span><text:span text:style-name="T42">implements</text:span><text:span text:style-name="T5"> Serializable{<text:tab/><text:tab/><text:tab/></text:span></text:p>
      <text:p text:style-name="Sample1"/>
      <text:p text:style-name="Sample1"><text:span text:style-name="T5"><text:tab/></text:span><text:span text:style-name="T79">@Column</text:span><text:span text:style-name="T5">(name=</text:span><text:span text:style-name="T66">”name”</text:span><text:span text:style-name="T5">)<text:tab/><text:tab/><text:tab/><text:tab/></text:span></text:p>
      <text:p text:style-name="Sample1"><text:span text:style-name="T3"><text:tab/></text:span><text:span text:style-name="T46">private</text:span><text:span text:style-name="T3"> String </text:span><text:span text:style-name="T64">nev</text:span><text:span text:style-name="T3">;</text:span><text:span text:style-name="T2"><text:tab/><text:tab/><text:tab/><text:tab/><text:tab/></text:span></text:p>
      <text:p text:style-name="Sample1"/>
      <text:p text:style-name="P8"/>
      <text:p text:style-name="Sample1"/>
      <text:p text:style-name="Sample1">@Entity</text:p>
      <text:p text:style-name="Sample1"><text:span text:style-name="T79">@Table</text:span><text:span text:style-name="T5">(name=</text:span><text:span text:style-name="T49">"</text:span><text:span text:style-name="T52">class</text:span><text:span text:style-name="T49">"</text:span><text:span text:style-name="T5">)<text:tab/><text:tab/><text:tab/><text:tab/><text:tab/></text:span></text:p>
      <text:p text:style-name="Sample1"><text:span text:style-name="T42">public</text:span><text:span text:style-name="T5"> </text:span><text:span text:style-name="T42">class</text:span><text:span text:style-name="T5"> </text:span><text:span text:style-name="T8">Clazz</text:span><text:span text:style-name="T5"> </text:span><text:span text:style-name="T42">implements</text:span><text:span text:style-name="T5"> Serializable{<text:tab/><text:tab/><text:tab/></text:span></text:p>
      <text:p text:style-name="Sample1"/>
      <text:p text:style-name="Sample1"><text:span text:style-name="T5"><text:tab/></text:span><text:span text:style-name="T79">@Column</text:span><text:span text:style-name="T5">(name=</text:span><text:span text:style-name="T66">”name”</text:span><text:span text:style-name="T5">)<text:tab/><text:tab/><text:tab/><text:tab/></text:span></text:p>
      <text:p text:style-name="Sample1"><text:span text:style-name="T3"><text:tab/></text:span><text:span text:style-name="T46">private</text:span><text:span text:style-name="T3"> String </text:span><text:span text:style-name="T64">nev</text:span><text:span text:style-name="T3">;</text:span><text:span text:style-name="T2"><text:tab/><text:tab/><text:tab/><text:tab/><text:tab/></text:span></text:p>
      <text:p text:style-name="Sample1"/>
      <text:p text:style-name="P8"/>
      <text:list xml:id="list230641453063539" text:continue-numbering="true" text:style-name="Sajat_20_szamozas">
        <text:list-item>
          <text:h text:style-name="Szamozas1" text:outline-level="1">Entity Manager</text:h>
        </text:list-item>
      </text:list>
      <text:p text:style-name="Bekezdés1"><text:span text:style-name="T40">Az Entity Manager </text:span><text:span text:style-name="T41">javax.persistence.EntityManager</text:span><text:span text:style-name="T40"> támogatja a műveleteket az adatbázisok felől és felé. Például objektum keresés, perzisztálás, objektum törlés az adatbázisból... </text:span></text:p>
      <text:p text:style-name="Bekezdés1">Egy JavaEE applikációban az entity manager automatikusan beinzertálódik egy web applikációban . A JavaEE-n kívül az entity manager-t magadnak kell kezelni.</text:p>
      <text:p text:style-name="Bekezdés1"><text:soft-page-break/><text:span text:style-name="T40">Az Entity Manager által kezelt Entity-k automatikusan propagálja a változásokat az adatbázis felé. (ha egy commit statement-ben történt). Ha az Entity Manager lezárt (</text:span><text:span text:style-name="T41">close()</text:span><text:span text:style-name="T40">-on keresztül) akkor a kezelt entity-k ugynevezett </text:span><text:span text:style-name="T41">detached</text:span><text:span text:style-name="T40"> allapotban vannak. Ha újra szinkronizáljuk az adatbázissal akkor az Entity Manager támogatja a </text:span><text:span text:style-name="T41">merge()</text:span><text:span text:style-name="T40"> metódust.</text:span></text:p>
      <text:list xml:id="list230642747824491" text:continue-numbering="true" text:style-name="Sajat_20_szamozas">
        <text:list-item>
          <text:h text:style-name="Szamozas1" text:outline-level="1">Persistence Unit</text:h>
        </text:list-item>
      </text:list>
      <text:p text:style-name="Bekezdés1"><text:span text:style-name="T40">Az </text:span><text:span text:style-name="T41">EntityManager</text:span><text:span text:style-name="T40">-t az </text:span><text:span text:style-name="T41">EntityManagerFactory</text:span><text:span text:style-name="T40"> készíti, melyet a persistence unit-ban konfigurálhatunk. A persistence unit-ot a </text:span><text:span text:style-name="T41">persistence.xml</text:span><text:span text:style-name="T40"> fájl írja le, mely a META-INF könyvtárban helyezkedik el a forrás könyvtárban.</text:span></text:p>
      <text:p text:style-name="Bekezdés1">Az Entity-k melyek logikailag összetartoznak, csoportosítva vannak a persistence unit-ban. A persistence.xml fájl definiálja az adatbázis kapcsolat paramétereit, például a driver-t, a felhasználót, jelszót...</text:p>
      <text:p text:style-name="P2"/>
      <text:list xml:id="list230642024011894" text:continue-numbering="true" text:style-name="Sajat_20_szamozas">
        <text:list-item>
          <text:h text:style-name="P53" text:outline-level="1">Megoldások</text:h>
          <text:list>
            <text:list-item>
              <text:h text:style-name="P58" text:outline-level="1">@ManyToOne adatkapcsolat esetén automatikusan készül egy join tábla. Hogy ezt elkerüljük szükség van egy annotációra és ebben az esetben nem készül join tábla, hanem az adott táblában jön létre egy idegen kulcs mező:</text:h>
            </text:list-item>
          </text:list>
        </text:list-item>
      </text:list>
      <text:p text:style-name="P21"/>
      <text:p text:style-name="Sample2"/>
      <text:p text:style-name="Sample2"><text:span text:style-name="T78">@ManyToOne</text:span><text:span text:style-name="T1">(optional = </text:span><text:span text:style-name="T43">false</text:span><text:span text:style-name="T1">)</text:span></text:p>
      <text:p text:style-name="Sample2"><text:span text:style-name="T78">@JoinColumn</text:span><text:span text:style-name="T1">(name=</text:span><text:span text:style-name="T48">"szerkezeti_elem_id"</text:span><text:span text:style-name="T1">)</text:span></text:p>
      <text:p text:style-name="Sample2"><text:span text:style-name="T43">private</text:span><text:span text:style-name="T1"> SzerkezetiElem </text:span><text:span text:style-name="T63">szerkezetiElem</text:span></text:p>
      <text:p text:style-name="P37"/>
      <text:p text:style-name="P27"/>
      <text:list xml:id="list230641118306611" text:continue-numbering="true" text:style-name="Sajat_20_szamozas">
        <text:list-item>
          <text:list>
            <text:list-item>
              <text:h text:style-name="P59" text:outline-level="1">Automatikus Id definiálás</text:h>
            </text:list-item>
          </text:list>
        </text:list-item>
      </text:list>
      <text:p text:style-name="P20"/>
      <text:p text:style-name="Sample2"/>
      <text:p text:style-name="P38">@Id</text:p>
      <text:p text:style-name="Sample2"><text:span text:style-name="T78">@GeneratedValue</text:span><text:span text:style-name="T1">(strategy=GenerationType.</text:span><text:span text:style-name="T69">AUTO</text:span><text:span text:style-name="T1">, generator=</text:span><text:span text:style-name="T48">"user_id_seq_gen"</text:span><text:span text:style-name="T1">)</text:span></text:p>
      <text:p text:style-name="Sample2"><text:span text:style-name="T78">@SequenceGenerator</text:span><text:span text:style-name="T1">(allocationSize=1,initialValue=1,name=</text:span><text:span text:style-name="T48">"user_id_seq_gen"</text:span><text:span text:style-name="T1">, sequenceName=</text:span><text:span text:style-name="T48">"user_id_seq"</text:span><text:span text:style-name="T1">)</text:span></text:p>
      <text:p text:style-name="Sample2"><text:span text:style-name="T78">@Column</text:span><text:span text:style-name="T1">(name=</text:span><text:span text:style-name="T48">"id"</text:span><text:span text:style-name="T1">)</text:span></text:p>
      <text:p text:style-name="Sample2"><text:span text:style-name="T43">public</text:span><text:span text:style-name="T1"> </text:span><text:span text:style-name="T43">int</text:span><text:span text:style-name="T1"> getId() {</text:span></text:p>
      <text:p text:style-name="Sample2"><text:span text:style-name="T1"><text:tab/></text:span><text:span text:style-name="T43">return</text:span><text:span text:style-name="T1"> </text:span><text:span text:style-name="T63">id</text:span><text:span text:style-name="T1">;</text:span></text:p>
      <text:p text:style-name="Sample2">}</text:p>
      <text:p text:style-name="P44"/>
      <text:p text:style-name="P4"/>
      <text:list xml:id="list230641246865830" text:continue-numbering="true" text:style-name="Sajat_20_szamozas">
        <text:list-item>
          <text:list>
            <text:list-item>
              <text:h text:style-name="P59" text:outline-level="1">Egyedi és kötelező tartalmú mező definiálása</text:h>
            </text:list-item>
          </text:list>
        </text:list-item>
      </text:list>
      <text:p text:style-name="P4"/>
      <text:p text:style-name="P39"/>
      <text:p text:style-name="P30"><text:span text:style-name="T81">@Column</text:span><text:span text:style-name="T20">(nullable=</text:span><text:span text:style-name="T44">false</text:span><text:span text:style-name="T20">, unique=</text:span><text:span text:style-name="T44">true</text:span><text:span text:style-name="T20">)</text:span></text:p>
      <text:p text:style-name="P30"><text:span text:style-name="T43">public</text:span><text:span text:style-name="T1"> String getName() {</text:span></text:p>
      <text:p text:style-name="P30"><text:span text:style-name="T1"><text:tab/></text:span><text:span text:style-name="T43">return</text:span><text:span text:style-name="T1"> </text:span><text:span text:style-name="T63">name</text:span><text:span text:style-name="T1">;</text:span></text:p>
      <text:p text:style-name="P30">}</text:p>
      <text:p text:style-name="P30"/>
      <text:p text:style-name="P4"/>
      <text:list xml:id="list230641517873808" text:continue-numbering="true" text:style-name="Sajat_20_szamozas">
        <text:list-item>
          <text:list>
            <text:list-item>
              <text:h text:style-name="P60" text:outline-level="1">Enum tartalmú mező definiálása</text:h>
            </text:list-item>
          </text:list>
        </text:list-item>
      </text:list>
      <text:p text:style-name="P5"/>
      <text:p text:style-name="P40"/>
      <text:p text:style-name="P32"><text:span text:style-name="T78">@Column</text:span><text:span text:style-name="T1">(nullable=</text:span><text:span text:style-name="T43">false</text:span><text:span text:style-name="T1">)</text:span></text:p>
      <text:p text:style-name="P31"><text:span text:style-name="T81">@Enumerated</text:span><text:span text:style-name="T20">(EnumType.</text:span><text:span text:style-name="T70">ORDINAL</text:span><text:span text:style-name="T20">)</text:span></text:p>
      <text:p text:style-name="P31"><text:span text:style-name="T43">public</text:span><text:span text:style-name="T1"> Status getStatus() {</text:span></text:p>
      <text:p text:style-name="P31"><text:span text:style-name="T1"><text:tab/></text:span><text:span text:style-name="T43">return</text:span><text:span text:style-name="T1"> </text:span><text:span text:style-name="T63">status</text:span><text:span text:style-name="T1">;</text:span></text:p>
      <text:p text:style-name="P31">}</text:p>
      <text:p text:style-name="P31"><text:span text:style-name="T43">public</text:span><text:span text:style-name="T1"> </text:span><text:span text:style-name="T43">void</text:span><text:span text:style-name="T1"> setStatus(Status </text:span><text:span text:style-name="T86">status</text:span><text:span text:style-name="T1">) {</text:span></text:p>
      <text:p text:style-name="P31"><text:span text:style-name="T1"><text:tab/></text:span><text:span text:style-name="T43">this</text:span><text:span text:style-name="T1">.</text:span><text:span text:style-name="T63">status</text:span><text:span text:style-name="T1"> = </text:span><text:span text:style-name="T86">status</text:span><text:span text:style-name="T1">;</text:span></text:p>
      <text:p text:style-name="P31">}</text:p>
      <text:p text:style-name="P31"/>
      <text:p text:style-name="P5"/>
      <text:list xml:id="list230641060271938" text:continue-numbering="true" text:style-name="Sajat_20_szamozas">
        <text:list-item>
          <text:list>
            <text:list-item>
              <text:h text:style-name="P61" text:outline-level="1"><text:soft-page-break/>Mezők indexelése</text:h>
            </text:list-item>
          </text:list>
        </text:list-item>
      </text:list>
      <text:p text:style-name="P22"/>
      <text:p text:style-name="P41">@Entity</text:p>
      <text:p text:style-name="P30"><text:span text:style-name="T78">@Table</text:span><text:span text:style-name="T1">(name=</text:span><text:span text:style-name="T48">"rolefeatureright"</text:span><text:span text:style-name="T1">)</text:span></text:p>
      <text:p text:style-name="P30"><text:span text:style-name="T78">@Index</text:span><text:span text:style-name="T1">(columnNames={</text:span><text:span text:style-name="T48">"role"</text:span><text:span text:style-name="T1">, </text:span><text:span text:style-name="T48">"featureRight"</text:span><text:span text:style-name="T1">})</text:span></text:p>
      <text:p text:style-name="P30"><text:span text:style-name="T43">public</text:span><text:span text:style-name="T1"> </text:span><text:span text:style-name="T43">class</text:span><text:span text:style-name="T1"> RoleFeatureRight </text:span><text:span text:style-name="T43">implements</text:span><text:span text:style-name="T1"> Serializable{</text:span></text:p>
      <text:p text:style-name="P30"/>
      <text:p text:style-name="P30"><text:span text:style-name="T1"><text:tab/></text:span><text:span text:style-name="T43">private</text:span><text:span text:style-name="T1"> </text:span><text:span text:style-name="T43">static</text:span><text:span text:style-name="T1"> </text:span><text:span text:style-name="T43">final</text:span><text:span text:style-name="T1"> </text:span><text:span text:style-name="T43">long</text:span><text:span text:style-name="T1"> </text:span><text:span text:style-name="T69">serialVersionUID</text:span><text:span text:style-name="T1"> = 9220363710862227424L;</text:span></text:p>
      <text:p text:style-name="P30"><text:tab/></text:p>
      <text:p text:style-name="P30"><text:span text:style-name="T1"><text:tab/></text:span><text:span text:style-name="T43">private</text:span><text:span text:style-name="T1"> </text:span><text:span text:style-name="T43">int</text:span><text:span text:style-name="T1"> </text:span><text:span text:style-name="T63">id</text:span><text:span text:style-name="T1">;</text:span></text:p>
      <text:p text:style-name="P30"><text:span text:style-name="T1"><text:tab/></text:span><text:span text:style-name="T43">private</text:span><text:span text:style-name="T1"> Role </text:span><text:span text:style-name="T63">role</text:span><text:span text:style-name="T1">;</text:span></text:p>
      <text:p text:style-name="P30"><text:span text:style-name="T1"><text:tab/></text:span><text:span text:style-name="T43">private</text:span><text:span text:style-name="T1"> FeatureRight </text:span><text:span text:style-name="T63">featureRight</text:span><text:span text:style-name="T1">;</text:span></text:p>
      <text:p text:style-name="P30"/>
      <text:h text:style-name="P62" text:outline-level="1"/>
      <text:list xml:id="list230641475626219" text:continue-numbering="true" text:style-name="Sajat_20_szamozas">
        <text:list-item>
          <text:list>
            <text:list-item>
              <text:h text:style-name="P63" text:outline-level="1">A Date, Timestamp típusú mezőknek JPA alatt el kell látni @Temporal annotációval </text:h>
            </text:list-item>
          </text:list>
        </text:list-item>
      </text:list>
      <text:p text:style-name="P22"/>
      <text:p text:style-name="P41"/>
      <text:p text:style-name="P30"><text:span text:style-name="T80">@Temporal</text:span><text:span text:style-name="T21">(TemporalType.</text:span><text:span text:style-name="T71">TIMESTAMP</text:span><text:span text:style-name="T22">)</text:span></text:p>
      <text:p text:style-name="P45"/>
      <text:h text:style-name="P62" text:outline-level="1"/>
      <text:list xml:id="list230640829217576" text:continue-numbering="true" text:style-name="Sajat_20_szamozas">
        <text:list-item>
          <text:list>
            <text:list-item>
              <text:h text:style-name="P61" text:outline-level="1">Egy ősosztályban definiált mezők</text:h>
            </text:list-item>
          </text:list>
        </text:list-item>
      </text:list>
      <text:p text:style-name="P22"/>
      <text:p text:style-name="P15">Az ősosztályt @MappedSuperclass annotation-nal kell ellätni.</text:p>
      <text:p text:style-name="P42"/>
      <text:p text:style-name="P30">@MappedSuperclass</text:p>
      <text:p text:style-name="P33"><text:span text:style-name="T43">public</text:span><text:span text:style-name="T1"> </text:span><text:span text:style-name="T43">abstract</text:span><text:span text:style-name="T1"> </text:span><text:span text:style-name="T43">class</text:span><text:span text:style-name="T1"> HistoryMappedSuperclass </text:span><text:span text:style-name="T43">implements</text:span><text:span text:style-name="T1"> Serializable{<text:tab/></text:span></text:p>
      <text:p text:style-name="P33"><text:span text:style-name="T19"><text:tab/></text:span><text:span text:style-name="T43">private</text:span><text:span text:style-name="T1"> </text:span><text:span text:style-name="T43">static</text:span><text:span text:style-name="T1"> </text:span><text:span text:style-name="T43">final</text:span><text:span text:style-name="T1"> </text:span><text:span text:style-name="T43">long</text:span><text:span text:style-name="T1"> </text:span><text:span text:style-name="T69">serialVersionUID</text:span><text:span text:style-name="T1"> = -7475491103263566166L;<text:tab/><text:tab/></text:span></text:p>
      <text:p text:style-name="P33"><text:span text:style-name="T19"><text:tab/></text:span><text:span text:style-name="T43">private</text:span><text:span text:style-name="T1"> Calendar </text:span><text:span text:style-name="T63">capturedAt</text:span><text:span text:style-name="T1">;</text:span></text:p>
      <text:p text:style-name="P30"><text:span text:style-name="T1"><text:tab/></text:span><text:span text:style-name="T43">private</text:span><text:span text:style-name="T1"> User </text:span><text:span text:style-name="T63">capturedBy</text:span><text:span text:style-name="T1">;</text:span></text:p>
      <text:p text:style-name="P46"/>
      <text:list xml:id="list230641857311346" text:continue-numbering="true" text:style-name="Sajat_20_szamozas">
        <text:list-item>
          <text:list>
            <text:list-item>
              <text:h text:style-name="P64" text:outline-level="1">Id szerint sorrendezett listát adó paraméterezett query egy sessionban</text:h>
            </text:list-item>
          </text:list>
        </text:list-item>
      </text:list>
      <text:p text:style-name="P22"/>
      <text:p text:style-name="P41"/>
      <text:p text:style-name="P30"><text:span text:style-name="T1">Query </text:span><text:span text:style-name="T86">q</text:span><text:span text:style-name="T1"> = </text:span><text:span text:style-name="T63">em</text:span><text:span text:style-name="T1">.createQuery(</text:span><text:span text:style-name="T48">"SELECT r FROM Role r WHERE r.original= :</text:span><text:span text:style-name="T55">role</text:span><text:span text:style-name="T48"> ORDER by r.</text:span><text:span text:style-name="T55">id</text:span><text:span text:style-name="T48">"</text:span><text:span text:style-name="T1">);</text:span></text:p>
      <text:p text:style-name="P30"><text:span text:style-name="T86">q</text:span><text:span text:style-name="T1">.setParameter(</text:span><text:span text:style-name="T48">"</text:span><text:span text:style-name="T55">role</text:span><text:span text:style-name="T48">"</text:span><text:span text:style-name="T1">, </text:span><text:span text:style-name="T86">role</text:span><text:span text:style-name="T1">);</text:span></text:p>
      <text:p text:style-name="P30"/>
      <text:p text:style-name="P30"><text:span text:style-name="T78">@SuppressWarnings</text:span><text:span text:style-name="T1">(</text:span><text:span text:style-name="T48">"unchecked"</text:span><text:span text:style-name="T1">)</text:span></text:p>
      <text:p text:style-name="P30"><text:span text:style-name="T1"><text:tab/>List&lt;Role&gt; </text:span><text:span text:style-name="T86">roleList</text:span><text:span text:style-name="T1"> = </text:span><text:span text:style-name="T86">q</text:span><text:span text:style-name="T1">.</text:span><text:span text:style-name="T20">getResultList</text:span><text:span text:style-name="T1">();</text:span></text:p>
      <text:p text:style-name="P46"/>
      <text:p text:style-name="P25"/>
      <text:list xml:id="list230641422726985" text:continue-numbering="true" text:style-name="Sajat_20_szamozas">
        <text:list-item>
          <text:list>
            <text:list-item>
              <text:h text:style-name="P63" text:outline-level="1">Composite Unique constraint</text:h>
            </text:list-item>
          </text:list>
        </text:list-item>
      </text:list>
      <text:p text:style-name="P22"/>
      <text:p text:style-name="P41"/>
      <text:p text:style-name="P30"><text:span text:style-name="T80">@Table</text:span><text:span text:style-name="T1">(</text:span></text:p>
      <text:p text:style-name="P30"><text:span text:style-name="T1"><text:tab/>name=</text:span><text:span text:style-name="T48">"role"</text:span><text:span text:style-name="T1">, <text:s/></text:span></text:p>
      <text:p text:style-name="P33"><text:span text:style-name="T1"><text:tab/>uniqueConstraints=</text:span><text:span text:style-name="T78">@UniqueConstraint</text:span><text:span text:style-name="T1">(columnNames={</text:span><text:span text:style-name="T48">"name"</text:span><text:span text:style-name="T1">, </text:span><text:span text:style-name="T48">"deleted"</text:span><text:span text:style-name="T1">})</text:span></text:p>
      <text:p text:style-name="P47">)</text:p>
      <text:p text:style-name="P47"/>
      <text:h text:style-name="P62" text:outline-level="1"/>
      <text:list xml:id="list230642914969317" text:continue-numbering="true" text:style-name="Sajat_20_szamozas">
        <text:list-item>
          <text:list>
            <text:list-item>
              <text:h text:style-name="P65" text:outline-level="1">Default érték az entity mezőjének</text:h>
            </text:list-item>
          </text:list>
        </text:list-item>
      </text:list>
      <text:p text:style-name="P51"/>
      <text:p text:style-name="P16">Boolean esetén nem adhatjuk meg az annotation-ban, mert az adatbázis függő szintaktikát igényel. Helyett inkább:</text:p>
      <text:p text:style-name="P22"/>
      <text:p text:style-name="P30"><text:span text:style-name="T45">private</text:span><text:span text:style-name="T29"> Boolean </text:span><text:span text:style-name="T74">deleted</text:span><text:span text:style-name="T29">;</text:span></text:p>
      <text:p text:style-name="P30"><text:span text:style-name="T78">@Column</text:span><text:span text:style-name="T1">(name=</text:span><text:span text:style-name="T48">"deleted"</text:span><text:span text:style-name="T1">, nullable=</text:span><text:span text:style-name="T43">false</text:span><text:span text:style-name="T1">)</text:span></text:p>
      <text:p text:style-name="P30"><text:span text:style-name="T43">public</text:span><text:span text:style-name="T1"> Boolean getDeleted() {</text:span></text:p>
      <text:p text:style-name="P30"><text:span text:style-name="T1"><text:tab/></text:span><text:span text:style-name="T43">return</text:span><text:span text:style-name="T1"> </text:span><text:span text:style-name="T63">deleted</text:span><text:span text:style-name="T1">;</text:span></text:p>
      <text:p text:style-name="P30">}</text:p>
      <text:p text:style-name="P30"><text:span text:style-name="T43">public</text:span><text:span text:style-name="T1"> </text:span><text:span text:style-name="T43">void</text:span><text:span text:style-name="T1"> setDeleted(Boolean </text:span><text:span text:style-name="T86">deleted</text:span><text:span text:style-name="T1">) {</text:span></text:p>
      <text:p text:style-name="P30"><text:soft-page-break/><text:span text:style-name="T1"><text:tab/></text:span><text:span text:style-name="T43">this</text:span><text:span text:style-name="T1">.</text:span><text:span text:style-name="T63">deleted</text:span><text:span text:style-name="T1"> = </text:span><text:span text:style-name="T86">deleted</text:span><text:span text:style-name="T1">;</text:span></text:p>
      <text:p text:style-name="P30">}</text:p>
      <text:p text:style-name="P30"/>
      <text:p text:style-name="P30">@PrePersist</text:p>
      <text:p text:style-name="P30"><text:span text:style-name="T43">public</text:span><text:span text:style-name="T1"> </text:span><text:span text:style-name="T43">void</text:span><text:span text:style-name="T1"> prePersist(){</text:span></text:p>
      <text:p text:style-name="P30"><text:span text:style-name="T1"><text:s text:c="4"/></text:span><text:span text:style-name="T43">if</text:span><text:span text:style-name="T1"> ( getDeleted() == </text:span><text:span text:style-name="T43">null</text:span><text:span text:style-name="T1"> ){</text:span></text:p>
      <text:p text:style-name="P30"><text:span text:style-name="T1"><text:s text:c="8"/>setDeleted( </text:span><text:span text:style-name="T43">false</text:span><text:span text:style-name="T1"> );</text:span></text:p>
      <text:p text:style-name="P30"><text:s text:c="4"/>}</text:p>
      <text:p text:style-name="P41">}</text:p>
      <text:p text:style-name="P41"/>
      <text:p text:style-name="P5"/>
      <text:list xml:id="list230641596380347" text:continue-numbering="true" text:style-name="Sajat_20_szamozas">
        <text:list-item>
          <text:list>
            <text:list-item>
              <text:h text:style-name="P66" text:outline-level="1">A session alatt megváltozik az adatbázis tartalma amiről a session nem értesülhet, ezért a következő em.find() hatására a cache-ből vett értéke nem a valóságot mutatja. Ez tipikusan tesztelés esetén fordulhat elő, amikor a session alól kitöröljuk az adatbázist és új adatokka töltjük fel.</text:h>
            </text:list-item>
          </text:list>
        </text:list-item>
      </text:list>
      <text:p text:style-name="P17"/>
      <text:p text:style-name="P17">Megoldás: az EntityManager-en kereszüli cache ürítés</text:p>
      <text:p text:style-name="P18"/>
      <text:p text:style-name="P50"/>
      <text:p text:style-name="P36"><text:span text:style-name="T65">em</text:span><text:span text:style-name="T4">.getEntityManagerFactory().getCache().evictAll();</text:span><text:span text:style-name="T11"><text:tab/></text:span></text:p>
      <text:p text:style-name="Sample2"/>
      <text:p text:style-name="P6"/>
      <text:p text:style-name="P6"/>
      <text:list xml:id="list230641076230789" text:continue-numbering="true" text:style-name="Sajat_20_szamozas">
        <text:list-item>
          <text:list>
            <text:list-item>
              <text:h text:style-name="P66" text:outline-level="1">Végtelen ciklusba kerül a java objektumból JSONObject-et gyártás</text:h>
            </text:list-item>
          </text:list>
        </text:list-item>
      </text:list>
      <text:p text:style-name="P6"/>
      <text:p text:style-name="P48"/>
      <text:p text:style-name="Sample2"><text:span text:style-name="T23">ObjectMapper </text:span><text:span text:style-name="T86">mapper</text:span><text:span text:style-name="T1"> = </text:span><text:span text:style-name="T43">new</text:span><text:span text:style-name="T1"> ObjectMapper();</text:span></text:p>
      <text:p text:style-name="Sample2"><text:span text:style-name="T86">requestBean</text:span><text:span text:style-name="T1"> = </text:span><text:span text:style-name="T86">mapper</text:span><text:span text:style-name="T1">.writeValueAsString(</text:span><text:span text:style-name="T86">object</text:span><text:span text:style-name="T1">);</text:span></text:p>
      <text:p text:style-name="P48"/>
      <text:p text:style-name="P14"><text:span text:style-name="T24">Itt előfordulhat, hogy ha az objektum egy eleme egy olyan objektum, ami tartalmazza valamelyik elemében ezt az objektumot, akko</text:span><text:span text:style-name="T25">r</text:span><text:span text:style-name="T24"> végelen ciklus alakul ki és exceptionnal elszáll a hívás</text:span></text:p>
      <text:p text:style-name="P14"><text:span text:style-name="T23">Megoldás: </text:span><text:span text:style-name="T28">@JsonIdentityInfo</text:span><text:span text:style-name="T23">. </text:span><text:span text:style-name="T26">Az objektumra való első hivatkozáskor részletesen kiírja az objektum elemeit, de következő helyen ahol szintén erre az objektumra történik hivatkozás, már csak az azonosítóját írja ki, esetünkben a jsonId-t</text:span></text:p>
      <text:p text:style-name="P19"/>
      <text:p text:style-name="P43"/>
      <text:p text:style-name="P35"><text:span text:style-name="T82">@ManyToOne</text:span><text:span text:style-name="T1">(optional=</text:span><text:span text:style-name="T43">true</text:span><text:span text:style-name="T1">)</text:span></text:p>
      <text:p text:style-name="P35"><text:span text:style-name="T78">@JoinColumn</text:span><text:span text:style-name="T1">(name=</text:span><text:span text:style-name="T48">"capturedby_id"</text:span><text:span text:style-name="T1">, nullable=</text:span><text:span text:style-name="T43">true</text:span><text:span text:style-name="T1">)</text:span></text:p>
      <text:p text:style-name="P35"><text:span text:style-name="T81">@JsonIdentityInfo</text:span><text:span text:style-name="T20">(generator = ObjectIdGenerators.PropertyGenerator.</text:span><text:span text:style-name="T44">class</text:span><text:span text:style-name="T20">,</text:span></text:p>
      <text:p text:style-name="P35"><text:span text:style-name="T1"><text:s text:c="8"/>property = </text:span><text:span text:style-name="T48">"</text:span><text:span text:style-name="T56">jsonId</text:span><text:span text:style-name="T48">"</text:span><text:span text:style-name="T1">)</text:span></text:p>
      <text:p text:style-name="P35"><text:span text:style-name="T43">public</text:span><text:span text:style-name="T1"> User getCapturedBy(){</text:span></text:p>
      <text:p text:style-name="P35"><text:span text:style-name="T1"><text:tab/></text:span><text:span text:style-name="T43">return</text:span><text:span text:style-name="T1"> </text:span><text:span text:style-name="T63">capturedBy</text:span><text:span text:style-name="T1">;</text:span></text:p>
      <text:p text:style-name="P49">}</text:p>
      <text:p text:style-name="P49"/>
      <text:p text:style-name="P23"/>
      <text:list xml:id="list230642749518678" text:continue-numbering="true" text:style-name="Sajat_20_szamozas">
        <text:list-item>
          <text:list>
            <text:list-item>
              <text:h text:style-name="P67" text:outline-level="1">J<text:span text:style-name="T93">son mező átalakítása (</text:span>p<text:span text:style-name="T94">é</text:span>ld<text:span text:style-name="T94">á</text:span>ul: <text:span text:style-name="T93">Calendar → formatted Date)</text:span></text:h>
            </text:list-item>
          </text:list>
        </text:list-item>
      </text:list>
      <text:p text:style-name="P23"/>
      <text:p text:style-name="P30"><text:span text:style-name="T47">public</text:span><text:span text:style-name="T27"> </text:span><text:span text:style-name="T47">class</text:span><text:span text:style-name="T27"> JsonCalendarFormatter </text:span><text:span text:style-name="T47">extends</text:span><text:span text:style-name="T27"> JsonSerializer&lt;Calendar&gt; {</text:span></text:p>
      <text:p text:style-name="P30"><text:span text:style-name="T19"><text:tab/></text:span><text:span text:style-name="T43">private</text:span><text:span text:style-name="T1"> </text:span><text:span text:style-name="T43">static</text:span><text:span text:style-name="T1"> SimpleDateFormat </text:span><text:span text:style-name="T72">formatter</text:span><text:span text:style-name="T1"> = </text:span><text:span text:style-name="T43">new</text:span><text:span text:style-name="T1"> SimpleDateFormat(</text:span><text:span text:style-name="T48">"yyyy-MM-dd hh:mm:ss"</text:span><text:span text:style-name="T1">);</text:span></text:p>
      <text:p text:style-name="P30"/>
      <text:p text:style-name="P30"><text:tab/>@Override</text:p>
      <text:p text:style-name="P34"><text:span text:style-name="T43"><text:tab/>public</text:span><text:span text:style-name="T1"> </text:span><text:span text:style-name="T43">void </text:span><text:span text:style-name="T1">serialize( Calendar </text:span><text:span text:style-name="T86">value</text:span><text:span text:style-name="T1">, JsonGenerator </text:span><text:span text:style-name="T86">gen</text:span><text:span text:style-name="T1">, SerializerProvider </text:span><text:span text:style-name="T86">arg2</text:span><text:span text:style-name="T1">)</text:span><text:span text:style-name="T19"> </text:span><text:span text:style-name="T43">throws</text:span><text:span text:style-name="T1"> IOException, </text:span></text:p>
      <text:p text:style-name="P34"><text:span text:style-name="T31"><text:tab/><text:tab/></text:span><text:span text:style-name="T1">JsonProcessingException {</text:span></text:p>
      <text:p text:style-name="P30"><text:span text:style-name="T1"><text:tab/><text:tab/></text:span><text:span text:style-name="T86">gen</text:span><text:span text:style-name="T1">.writeString(</text:span><text:span text:style-name="T72">formatter</text:span><text:span text:style-name="T1">.format(</text:span><text:span text:style-name="T86">value</text:span><text:span text:style-name="T1">.getTime()));</text:span></text:p>
      <text:p text:style-name="P30"><text:tab/>}</text:p>
      <text:p text:style-name="P30">}</text:p>
      <text:p text:style-name="P30">…</text:p>
      <text:p text:style-name="P30"/>
      <text:p text:style-name="P30"><text:span text:style-name="T78">@JsonSerialize</text:span>(using = JsonCalendarFormatter.<text:span text:style-name="T43">class</text:span>)</text:p>
      <text:p text:style-name="P30"><text:span text:style-name="T78">@Temporal</text:span><text:span text:style-name="T1">( TemporalType.</text:span><text:span text:style-name="T69">TIMESTAMP</text:span><text:span text:style-name="T1">)</text:span></text:p>
      <text:p text:style-name="P30"><text:span text:style-name="T78">@Column</text:span><text:span text:style-name="T1">(name=</text:span><text:span text:style-name="T48">"operationat"</text:span><text:span text:style-name="T1">, nullable=</text:span><text:span text:style-name="T43">false</text:span><text:span text:style-name="T1">)</text:span></text:p>
      <text:p text:style-name="P30"><text:soft-page-break/><text:span text:style-name="T43">public</text:span><text:span text:style-name="T1"> Calendar getOperationAt(){</text:span></text:p>
      <text:p text:style-name="P30"><text:span text:style-name="T1"><text:tab/></text:span><text:span text:style-name="T43">return</text:span><text:span text:style-name="T1"> </text:span><text:span text:style-name="T63">operationAt</text:span><text:span text:style-name="T1">;</text:span></text:p>
      <text:p text:style-name="P41">}</text:p>
      <text:p text:style-name="P23"/>
      <text:p text:style-name="P24"/>
      <text:list xml:id="list230642876842529" text:continue-numbering="true" text:style-name="Sajat_20_szamozas">
        <text:list-item>
          <text:list>
            <text:list-item>
              <text:h text:style-name="P68" text:outline-level="1">Session bean futtatása embedded Container-ben (Application Server helyett)</text:h>
            </text:list-item>
          </text:list>
        </text:list-item>
      </text:list>
      <text:p text:style-name="P24"/>
      <text:p text:style-name="P56"/>
      <text:p text:style-name="P52"><text:span text:style-name="T27">EJBContainer </text:span><text:span text:style-name="T86">container</text:span><text:span text:style-name="T1"> = javax.ejb.embeddable.EJBContainer.</text:span><text:span text:style-name="T23">createEJBContainer</text:span><text:span text:style-name="T1">();</text:span></text:p>
      <text:p text:style-name="P69"><text:span text:style-name="T1">Context </text:span><text:span text:style-name="T72">ctx</text:span><text:span text:style-name="T1"> = </text:span><text:span text:style-name="T86">container</text:span><text:span text:style-name="T1">.getContext();</text:span></text:p>
      <text:p text:style-name="P69"><text:span text:style-name="T37">ServiceRemote </text:span><text:span text:style-name="T92">instance</text:span><text:span text:style-name="T37"> = (ServiceRemote)</text:span><text:span text:style-name="T77">ctx</text:span><text:span text:style-name="T37">.lookup(</text:span><text:span text:style-name="T62">"java:global/</text:span><text:span text:style-name="T61">classes</text:span><text:span text:style-name="T62">/ServiceSession!hu.akoel.template.ejb.session.stateless.</text:span><text:span text:style-name="T61">ServiceSession</text:span><text:span text:style-name="T62">"</text:span><text:span text:style-name="T37">);</text:span></text:p>
      <text:p text:style-name="P57"/>
      <text:p text:style-name="P23"/>
      <text:p text:style-name="P54"><text:span text:style-name="T14">Fontos, hogy 1. </text:span><text:span text:style-name="T16">classes</text:span><text:span text:style-name="T14"> van a project helyett és 2. </text:span><text:span text:style-name="T16">Service</text:span><text:span text:style-name="T14"> van Remote helyett a lookup-ban.</text:span></text:p>
      <text:p text:style-name="P23"/>
      <text:p text:style-name="P23"/>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Monospace" svg:font-family="Monospace" style:font-family-generic="roman"/>
    <style:font-face style:name="Monospace2"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Szamozas1" style:family="paragraph" style:parent-style-name="Szamozas" style:default-outline-level="1" style:list-style-name="Sajat_20_szamozas">
      <style:paragraph-properties fo:text-align="justify" style:justify-single-word="false" text:number-lines="false" text:line-number="0">
        <style:tab-stops/>
      </style:paragraph-properties>
      <style:text-properties fo:font-size="16pt" fo:font-weight="bold" style:font-size-asian="10.5pt"/>
    </style:style>
    <style:style style:name="Szamozas" style:family="paragraph" style:parent-style-name="Standard"/>
    <style:style style:name="Szamozas2" style:family="paragraph" style:parent-style-name="Szamozas" style:default-outline-level="1" style:list-style-name="Sajat_20_szamozas" style:master-page-name="">
      <style:graphic-properties draw:fill-image-width="0in" draw:fill-image-height="0in"/>
      <style:paragraph-properties fo:margin-left="0.5in" fo:margin-right="0in" fo:margin-top="0.1in" fo:margin-bottom="0in" loext:contextual-spacing="false" fo:text-indent="-0.2598in" style:auto-text-indent="false" style:page-number="auto" text:number-lines="true" text:line-number="1">
        <style:tab-stops/>
      </style:paragraph-properties>
      <style:text-properties fo:font-size="12pt" fo:font-weight="bold" style:font-size-asian="10.5pt"/>
    </style:style>
    <style:style style:name="Szamozas3" style:family="paragraph" style:parent-style-name="Szamozas" style:default-outline-level="3" style:list-style-name="Sajat_20_szamozas">
      <style:text-properties fo:font-size="11pt" style:font-size-asian="10.5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ekezdes" style:family="paragraph" style:parent-style-name="Standard"/>
    <style:style style:name="First_20_line_20_indent" style:display-name="First line indent" style:family="paragraph" style:parent-style-name="Text_20_body" style:class="text"/>
    <style:style style:name="Bekezdés1" style:family="paragraph" style:parent-style-name="Bekezdes" style:master-page-name="">
      <style:paragraph-properties fo:margin-left="0.2in" fo:margin-right="0in" fo:margin-top="0.0799in" fo:margin-bottom="0in" loext:contextual-spacing="false" fo:text-align="justify" style:justify-single-word="false" fo:keep-together="always" fo:text-indent="0.1in" style:auto-text-indent="false" style:page-number="auto"/>
      <style:text-properties fo:font-size="11pt" style:font-size-asian="10.5pt"/>
    </style:style>
    <style:style style:name="Sample1" style:family="paragraph" style:parent-style-name="Bekezdes" style:master-page-name="">
      <style:graphic-properties draw:fill="solid" draw:fill-color="#e6e6ff" draw:fill-image-width="0in" draw:fill-image-height="0in"/>
      <style:paragraph-properties fo:margin-left="0.2in" fo:margin-right="0in" fo:margin-top="0in" fo:margin-bottom="0in" loext:contextual-spacing="false" fo:text-indent="0in" style:auto-text-indent="false" style:page-number="auto" fo:background-color="#e6e6ff" style:shadow="none">
        <style:tab-stops/>
        <style:background-image/>
      </style:paragraph-properties>
      <style:text-properties fo:font-size="8pt" style:font-size-asian="10.5pt"/>
    </style:style>
    <style:style style:name="Sample2" style:family="paragraph" style:parent-style-name="Bekezdes">
      <style:graphic-properties draw:fill="solid" draw:fill-color="#e6e6ff" draw:fill-image-width="0in" draw:fill-image-height="0in"/>
      <style:paragraph-properties fo:margin-left="0.5in" fo:margin-right="0in" fo:text-indent="0in" style:auto-text-indent="false" fo:background-color="#e6e6ff">
        <style:background-image/>
      </style:paragraph-properties>
      <style:text-properties fo:font-size="8pt" style:font-size-asian="10.5pt"/>
    </style:style>
    <style:style style:name="Bekezdés2" style:family="paragraph" style:parent-style-name="Bekezdes">
      <style:paragraph-properties fo:margin-left="0.5in" fo:margin-right="0in" fo:text-indent="0.1in" style:auto-text-indent="false"/>
      <style:text-properties style:font-size-asian="10.5pt"/>
    </style:style>
    <style:style style:name="Numbering_20_Symbols" style:display-name="Numbering Symbols" style:family="text">
      <style:text-properties fo:font-size="11pt" fo:font-weight="normal" fo:background-color="transparent" style:font-size-asian="9.60000038146973pt" style:font-weight-asian="normal" style:font-size-complex="11pt"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style:num-format="1" text:display-levels="2">
        <style:list-level-properties text:list-level-position-and-space-mode="label-alignment">
          <style:list-level-label-alignment text:label-followed-by="listtab" text:list-tab-stop-position="0.5in" fo:text-indent="-0.5902in" fo:margin-left="0.5902in"/>
        </style:list-level-properties>
      </text:outline-level-style>
      <text:outline-level-style text:level="3" style:num-format="1" text:display-levels="3">
        <style:list-level-properties text:list-level-position-and-space-mode="label-alignment">
          <style:list-level-label-alignment text:label-followed-by="listtab" text:list-tab-stop-position="0.5902in" fo:text-indent="-0.5902in" fo:margin-left="0.5902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299in" fo:text-indent="-0.3299in" fo:margin-left="0.5299in"/>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text:list-tab-stop-position="1.0236in" fo:text-indent="-0.4335in" fo:margin-left="1.0236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6984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5-11-08T23:06:40.570351227</dc:date>
    <meta:editing-duration>P6DT22H1M37S</meta:editing-duration>
    <meta:editing-cycles>387</meta:editing-cycles>
    <meta:generator>LibreOffice/4.4.2.2$Linux_x86 LibreOffice_project/40m0$Build-2</meta:generator>
    <meta:document-statistic meta:table-count="2" meta:image-count="0" meta:object-count="0" meta:page-count="6" meta:paragraph-count="160" meta:word-count="1105" meta:character-count="9480" meta:non-whitespace-character-count="8436"/>
  </office:meta>
</office:document-meta>
</file>